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data-style-name="N0">
      <style:table-cell-properties style:vertical-align="automatic" fo:background-color="transparent"/>
    </style:style>
    <style:style style:name="ce3" style:family="table-cell" style:parent-style-name="Default" style:data-style-name="N0">
      <style:text-properties fo:font-weight="bold" style:font-weight-asian="bold" style:font-weight-complex="bold"/>
    </style:style>
    <style:style style:name="ce4" style:family="table-cell" style:data-style-name="N0">
      <style:table-cell-properties style:vertical-align="automatic" fo:background-color="transparent"/>
      <style:text-properties fo:font-weight="bold" style:font-weight-asian="bold" style:font-weight-complex="bold"/>
    </style:style>
    <style:style style:name="co1" style:family="table-column">
      <style:table-column-properties fo:break-before="auto" style:column-width="7.64645833333333cm" style:use-optimal-column-width="true"/>
    </style:style>
    <style:style style:name="co2" style:family="table-column">
      <style:table-column-properties fo:break-before="auto" style:column-width="2.48708333333333cm" style:use-optimal-column-width="true"/>
    </style:style>
    <style:style style:name="co3" style:family="table-column">
      <style:table-column-properties fo:break-before="auto" style:column-width="2.40770833333333cm" style:use-optimal-column-width="true"/>
    </style:style>
    <style:style style:name="co4" style:family="table-column">
      <style:table-column-properties fo:break-before="auto" style:column-width="2.11666666666667cm"/>
    </style:style>
    <style:style style:name="co5" style:family="table-column">
      <style:table-column-properties fo:break-before="auto" style:column-width="3.12208333333333cm" style:use-optimal-column-width="true"/>
    </style:style>
    <style:style style:name="co6" style:family="table-column">
      <style:table-column-properties fo:break-before="auto" style:column-width="21.828125cm" style:use-optimal-column-width="true"/>
    </style:style>
    <style:style style:name="co7" style:family="table-column">
      <style:table-column-properties fo:break-before="auto" style:column-width="2.80458333333333cm" style:use-optimal-column-width="true"/>
    </style:style>
    <style:style style:name="co8" style:family="table-column">
      <style:table-column-properties fo:break-before="auto" style:column-width="3.43958333333333cm" style:use-optimal-column-width="true"/>
    </style:style>
    <style:style style:name="co9" style:family="table-column">
      <style:table-column-properties fo:break-before="auto" style:column-width="7.540625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Logins" table:style-name="ta1">
        <table:table-column table:style-name="co1" table:default-cell-style-name="ce2"/>
        <table:table-column table:style-name="co2" table:default-cell-style-name="ce2"/>
        <table:table-column table:style-name="co3" table:default-cell-style-name="ce2"/>
        <table:table-column table:style-name="co4" table:number-columns-repeated="253" table:default-cell-style-name="ce2"/>
        <table:table-column table:style-name="co4" table:number-columns-repeated="16128" table:default-cell-style-name="ce1"/>
        <table:table-row table:style-name="ro1">
          <table:table-cell office:value-type="string" table:style-name="ce3">
            <text:p>Email</text:p>
          </table:table-cell>
          <table:table-cell office:value-type="string" table:style-name="ce3">
            <text:p>First logged in</text:p>
          </table:table-cell>
          <table:table-cell office:value-type="string" table:style-name="ce3">
            <text:p>Last logged in</text:p>
          </table:table-cell>
          <table:table-cell table:number-columns-repeated="253" table:style-name="ce4"/>
          <table:table-cell table:number-columns-repeated="16128" table:style-name="ce3"/>
        </table:table-row>
        <table:table-row table:style-name="ro1">
          <table:table-cell office:value-type="string" table:style-name="ce1">
            <text:p>labored-haircut-544@anonymous.appuser.io</text:p>
          </table:table-cell>
          <table:table-cell office:value-type="float" office:value="44544.597802534721" table:style-name="ce1">
            <text:p>44544,5978</text:p>
          </table:table-cell>
          <table:table-cell office:value-type="float" office:value="44545.427236620373" table:style-name="ce1">
            <text:p>44545,42724</text:p>
          </table:table-cell>
          <table:table-cell table:number-columns-repeated="253" table:style-name="ce2"/>
          <table:table-cell table:number-columns-repeated="16128"/>
        </table:table-row>
        <table:table-row table:style-name="ro1">
          <table:table-cell office:value-type="string" table:style-name="ce1">
            <text:p>needy-baseball-628@anonymous.appuser.io</text:p>
          </table:table-cell>
          <table:table-cell office:value-type="float" office:value="44544.575042916666" table:style-name="ce1">
            <text:p>44544,57504</text:p>
          </table:table-cell>
          <table:table-cell office:value-type="float" office:value="44545.427810451387" table:style-name="ce1">
            <text:p>44545,42781</text:p>
          </table:table-cell>
          <table:table-cell table:number-columns-repeated="253" table:style-name="ce2"/>
          <table:table-cell table:number-columns-repeated="16128"/>
        </table:table-row>
        <table:table-row table:style-name="ro1">
          <table:table-cell office:value-type="string" table:style-name="ce1">
            <text:p>tense-glove-904@anonymous.appuser.io</text:p>
          </table:table-cell>
          <table:table-cell office:value-type="float" office:value="44543.899159687498" table:style-name="ce1">
            <text:p>44543,89916</text:p>
          </table:table-cell>
          <table:table-cell office:value-type="float" office:value="44544.98602916667" table:style-name="ce1">
            <text:p>44544,98603</text:p>
          </table:table-cell>
          <table:table-cell table:number-columns-repeated="253" table:style-name="ce2"/>
          <table:table-cell table:number-columns-repeated="16128"/>
        </table:table-row>
        <table:table-row table:number-rows-repeated="1048572" table:style-name="ro1">
          <table:table-cell table:number-columns-repeated="16384"/>
        </table:table-row>
      </table:table>
      <table:table table:name="Sessions" table:style-name="ta1">
        <table:table-column table:style-name="co4" table:number-columns-repeated="256" table:default-cell-style-name="ce2"/>
        <table:table-column table:style-name="co4" table:number-columns-repeated="16128" table:default-cell-style-name="ce1"/>
        <table:table-row table:style-name="ro1">
          <table:table-cell office:value-type="string" table:style-name="ce3">
            <text:p>🔒 Row ID</text:p>
          </table:table-cell>
          <table:table-cell office:value-type="string" table:style-name="ce3">
            <text:p>$rowIndex</text:p>
          </table:table-cell>
          <table:table-cell office:value-type="string" table:style-name="ce3">
            <text:p>Session</text:p>
          </table:table-cell>
          <table:table-cell office:value-type="string" table:style-name="ce3">
            <text:p>Speaker</text:p>
          </table:table-cell>
          <table:table-cell office:value-type="string" table:style-name="ce3">
            <text:p>Photo</text:p>
          </table:table-cell>
          <table:table-cell office:value-type="string" table:style-name="ce3">
            <text:p>Date &amp; Time</text:p>
          </table:table-cell>
          <table:table-cell office:value-type="string" table:style-name="ce3">
            <text:p>Duration</text:p>
          </table:table-cell>
          <table:table-cell office:value-type="string" table:style-name="ce3">
            <text:p>linkk</text:p>
          </table:table-cell>
          <table:table-cell office:value-type="string" table:style-name="ce3">
            <text:p>Time</text:p>
          </table:table-cell>
          <table:table-cell table:number-columns-repeated="247" table:style-name="ce4"/>
          <table:table-cell table:number-columns-repeated="16128" table:style-name="ce3"/>
        </table:table-row>
        <table:table-row table:style-name="ro1">
          <table:table-cell office:value-type="string" table:style-name="ce1">
            <text:p>hG8i6oIGSLm7ehS-HpHG4Q</text:p>
          </table:table-cell>
          <table:table-cell office:value-type="float" office:value="1" table:style-name="ce1">
            <text:p>1</text:p>
          </table:table-cell>
          <table:table-cell office:value-type="string" table:style-name="ce1">
            <text:p>🖥️ Edge Computing</text:p>
          </table:table-cell>
          <table:table-cell office:value-type="string" table:style-name="ce1">
            <text:p>Antonio SIMON</text:p>
          </table:table-cell>
          <table:table-cell office:value-type="string" table:style-name="ce1">
            <text:p>https://storage.googleapis.com/glide-prod.appspot.com/uploads-v2/cUrIjgcM6LqA7so9K76w/pub/MJeMNmB5aFd0ISWhUWrh.jpg</text:p>
          </table:table-cell>
          <table:table-cell office:value-type="string" table:style-name="ce1">
            <text:p>2022-01-02T08:30:00.000Z</text:p>
          </table:table-cell>
          <table:table-cell office:value-type="string" table:style-name="ce1">
            <text:p>5 heures</text:p>
          </table:table-cell>
          <table:table-cell office:value-type="string" table:style-name="ce1">
            <text:p>https://www.youtube.com/watch?v=ldsU1NKHay8</text:p>
          </table:table-cell>
          <table:table-cell table:number-columns-repeated="248" table:style-name="ce2"/>
          <table:table-cell table:number-columns-repeated="16128"/>
        </table:table-row>
        <table:table-row table:style-name="ro1">
          <table:table-cell office:value-type="string" table:style-name="ce1">
            <text:p>ZpPVqSMiRU-vMuRnspmfZg</text:p>
          </table:table-cell>
          <table:table-cell office:value-type="float" office:value="3" table:style-name="ce1">
            <text:p>3</text:p>
          </table:table-cell>
          <table:table-cell office:value-type="string" table:style-name="ce1">
            <text:p>🤖 Robotic Process Automation</text:p>
          </table:table-cell>
          <table:table-cell office:value-type="string" table:style-name="ce1">
            <text:p>Julien DUBOIS</text:p>
          </table:table-cell>
          <table:table-cell office:value-type="string" table:style-name="ce1">
            <text:p>https://storage.googleapis.com/glide-prod.appspot.com/uploads-v2/cUrIjgcM6LqA7so9K76w/pub/aXM4yp4UOPDZkAqPmgE7.jpg</text:p>
          </table:table-cell>
          <table:table-cell office:value-type="string" table:style-name="ce1">
            <text:p>2022-02-14T10:00:00.000Z</text:p>
          </table:table-cell>
          <table:table-cell office:value-type="string" table:style-name="ce1">
            <text:p>4 heures</text:p>
          </table:table-cell>
          <table:table-cell office:value-type="string" table:style-name="ce1">
            <text:p>https://www.youtube.com/watch?v=lSD_vpfikbE</text:p>
          </table:table-cell>
          <table:table-cell table:number-columns-repeated="248" table:style-name="ce2"/>
          <table:table-cell table:number-columns-repeated="16128"/>
        </table:table-row>
        <table:table-row table:style-name="ro1">
          <table:table-cell office:value-type="string" table:style-name="ce1">
            <text:p>STEqr6XWTh-fHhb.3g.weQ</text:p>
          </table:table-cell>
          <table:table-cell office:value-type="float" office:value="4" table:style-name="ce1">
            <text:p>4</text:p>
          </table:table-cell>
          <table:table-cell office:value-type="string" table:style-name="ce1">
            <text:p>💸 Blockchain</text:p>
          </table:table-cell>
          <table:table-cell office:value-type="string" table:style-name="ce1">
            <text:p>Clement Rudiger</text:p>
          </table:table-cell>
          <table:table-cell office:value-type="string" table:style-name="ce1">
            <text:p>https://firebasestorage.googleapis.com/v0/b/glide-prod.appspot.com/o/img-uploads%2F4M6e9qwDIOUHKBbF2EV1%2Fc1b643.jpeg?alt=media</text:p>
          </table:table-cell>
          <table:table-cell office:value-type="string" table:style-name="ce1">
            <text:p>1999-03-31T00:00:00.000Z</text:p>
          </table:table-cell>
          <table:table-cell office:value-type="string" table:style-name="ce1">
            <text:p>7 heures</text:p>
          </table:table-cell>
          <table:table-cell office:value-type="string" table:style-name="ce1">
            <text:p>https://www.youtube.com/watch?v=qOVAbKKSH10</text:p>
          </table:table-cell>
          <table:table-cell table:number-columns-repeated="248" table:style-name="ce2"/>
          <table:table-cell table:number-columns-repeated="16128"/>
        </table:table-row>
        <table:table-row table:style-name="ro1">
          <table:table-cell office:value-type="string" table:style-name="ce1">
            <text:p>l5hDhga9Tpi4HRbSH5gCpQ</text:p>
          </table:table-cell>
          <table:table-cell office:value-type="float" office:value="6" table:style-name="ce1">
            <text:p>6</text:p>
          </table:table-cell>
          <table:table-cell office:value-type="string" table:style-name="ce1">
            <text:p>🧠 Machine Learning</text:p>
          </table:table-cell>
          <table:table-cell office:value-type="string" table:style-name="ce1">
            <text:p>Antonio SIMON</text:p>
          </table:table-cell>
          <table:table-cell office:value-type="string" table:style-name="ce1">
            <text:p>https://firebasestorage.googleapis.com/v0/b/glide-prod.appspot.com/o/img-uploads%2F4M6e9qwDIOUHKBbF2EV1%2Fc3b871.jpeg?alt=media</text:p>
          </table:table-cell>
          <table:table-cell office:value-type="string" table:style-name="ce1">
            <text:p>2022-04-20T10:00:00.000Z</text:p>
          </table:table-cell>
          <table:table-cell office:value-type="string" table:style-name="ce1">
            <text:p>6 heures</text:p>
          </table:table-cell>
          <table:table-cell office:value-type="string" table:style-name="ce1">
            <text:p>https://www.youtube.com/watch?v=trWrEWfhTVg</text:p>
          </table:table-cell>
          <table:table-cell table:number-columns-repeated="248" table:style-name="ce2"/>
          <table:table-cell table:number-columns-repeated="16128"/>
        </table:table-row>
        <table:table-row table:style-name="ro1">
          <table:table-cell office:value-type="string" table:style-name="ce1">
            <text:p>6K-32xtXTDqjcL1gkhqHeA</text:p>
          </table:table-cell>
          <table:table-cell office:value-type="float" office:value="8" table:style-name="ce1">
            <text:p>8</text:p>
          </table:table-cell>
          <table:table-cell office:value-type="string" table:style-name="ce1">
            <text:p>🔒 Cyber Security</text:p>
          </table:table-cell>
          <table:table-cell office:value-type="string" table:style-name="ce1">
            <text:p>Alice Barteze</text:p>
          </table:table-cell>
          <table:table-cell office:value-type="string" table:style-name="ce1">
            <text:p>https://firebasestorage.googleapis.com/v0/b/glide-prod.appspot.com/o/img-uploads%2F4M6e9qwDIOUHKBbF2EV1%2Fd0075a.jpeg?alt=media</text:p>
          </table:table-cell>
          <table:table-cell office:value-type="string" table:style-name="ce1">
            <text:p>2022-05-27T08:00:00.000Z</text:p>
          </table:table-cell>
          <table:table-cell office:value-type="string" table:style-name="ce1">
            <text:p>7 heures</text:p>
          </table:table-cell>
          <table:table-cell office:value-type="string" table:style-name="ce1">
            <text:p>https://www.youtube.com/watch?v=HJsYohAup_Y</text:p>
          </table:table-cell>
          <table:table-cell table:number-columns-repeated="248" table:style-name="ce2"/>
          <table:table-cell table:number-columns-repeated="16128"/>
        </table:table-row>
        <table:table-row table:style-name="ro1">
          <table:table-cell office:value-type="string" table:style-name="ce1">
            <text:p>a.K-GnDSGQsSm-ZUhScc8KQ</text:p>
          </table:table-cell>
          <table:table-cell office:value-type="float" office:value="9" table:style-name="ce1">
            <text:p>9</text:p>
          </table:table-cell>
          <table:table-cell office:value-type="string" table:style-name="ce1">
            <text:p>🥽 Virtual Reality &amp; Augmented Reality</text:p>
          </table:table-cell>
          <table:table-cell office:value-type="string" table:style-name="ce1">
            <text:p>Sara ALFREDO</text:p>
          </table:table-cell>
          <table:table-cell office:value-type="string" table:style-name="ce1">
            <text:p>https://firebasestorage.googleapis.com/v0/b/glide-prod.appspot.com/o/img-uploads%2F4M6e9qwDIOUHKBbF2EV1%2F004a24.jpeg?alt=media</text:p>
          </table:table-cell>
          <table:table-cell office:value-type="string" table:style-name="ce1">
            <text:p>2022-06-20T11:30:00.000Z</text:p>
          </table:table-cell>
          <table:table-cell office:value-type="string" table:style-name="ce1">
            <text:p>3 heures</text:p>
          </table:table-cell>
          <table:table-cell office:value-type="string" table:style-name="ce1">
            <text:p>https://www.youtube.com/watch?v=rtLTZUaMSDQ</text:p>
          </table:table-cell>
          <table:table-cell table:number-columns-repeated="248" table:style-name="ce2"/>
          <table:table-cell table:number-columns-repeated="16128"/>
        </table:table-row>
        <table:table-row table:style-name="ro1">
          <table:table-cell office:value-type="string" table:style-name="ce1">
            <text:p>n8vKIKyUQLOw32FbmvqQQw</text:p>
          </table:table-cell>
          <table:table-cell office:value-type="float" office:value="11" table:style-name="ce1">
            <text:p>11</text:p>
          </table:table-cell>
          <table:table-cell office:value-type="string" table:style-name="ce1">
            <text:p>🐍 Python Advanced</text:p>
          </table:table-cell>
          <table:table-cell office:value-type="string" table:style-name="ce1">
            <text:p>Alice Barteze</text:p>
          </table:table-cell>
          <table:table-cell office:value-type="string" table:style-name="ce1">
            <text:p>https://storage.googleapis.com/glide-prod.appspot.com/uploads-v2/cUrIjgcM6LqA7so9K76w/pub/MFWKHrPOCFmNklHpnwYB.jpg</text:p>
          </table:table-cell>
          <table:table-cell office:value-type="string" table:style-name="ce1">
            <text:p>2022-07-30T09:00:00.000Z</text:p>
          </table:table-cell>
          <table:table-cell office:value-type="string" table:style-name="ce1">
            <text:p>9 heures</text:p>
          </table:table-cell>
          <table:table-cell office:value-type="string" table:style-name="ce1">
            <text:p>https://www.youtube.com/watch?v=tdn9_MZ0lN4</text:p>
          </table:table-cell>
          <table:table-cell table:number-columns-repeated="248" table:style-name="ce2"/>
          <table:table-cell table:number-columns-repeated="16128"/>
        </table:table-row>
        <table:table-row table:style-name="ro1">
          <table:table-cell office:value-type="string" table:style-name="ce1">
            <text:p>bK6FhF8ZR-2Fkw8RNbd.kg</text:p>
          </table:table-cell>
          <table:table-cell office:value-type="float" office:value="12" table:style-name="ce1">
            <text:p>12</text:p>
          </table:table-cell>
          <table:table-cell office:value-type="string" table:style-name="ce1">
            <text:p>🗝 personal development</text:p>
          </table:table-cell>
          <table:table-cell office:value-type="string" table:style-name="ce1">
            <text:p>Juan STEVANO</text:p>
          </table:table-cell>
          <table:table-cell office:value-type="string" table:style-name="ce1">
            <text:p>https://storage.googleapis.com/glide-prod.appspot.com/uploads-v2/cUrIjgcM6LqA7so9K76w/pub/auwDBCGFE5rZQBnyL51G.jpg</text:p>
          </table:table-cell>
          <table:table-cell office:value-type="string" table:style-name="ce1">
            <text:p>2022-08-19T12:00:00.000Z</text:p>
          </table:table-cell>
          <table:table-cell office:value-type="string" table:style-name="ce1">
            <text:p>3 heures</text:p>
          </table:table-cell>
          <table:table-cell office:value-type="string" table:style-name="ce1">
            <text:p>https://www.youtube.com/watch?v=T9WIWz5PEQk&amp;pp=ugMICgJmchABGAE%3D</text:p>
          </table:table-cell>
          <table:table-cell table:number-columns-repeated="248" table:style-name="ce2"/>
          <table:table-cell table:number-columns-repeated="16128"/>
        </table:table-row>
        <table:table-row table:style-name="ro1">
          <table:table-cell office:value-type="string" table:style-name="ce1">
            <text:p>zJS9p27WRpGLz1vH8c.adA</text:p>
          </table:table-cell>
          <table:table-cell office:value-type="float" office:value="13" table:style-name="ce1">
            <text:p>13</text:p>
          </table:table-cell>
          <table:table-cell office:value-type="string" table:style-name="ce1">
            <text:p>💻 Full Stack DEV</text:p>
          </table:table-cell>
          <table:table-cell office:value-type="string" table:style-name="ce1">
            <text:p>Madison MADY</text:p>
          </table:table-cell>
          <table:table-cell office:value-type="string" table:style-name="ce1">
            <text:p>https://storage.googleapis.com/glide-prod.appspot.com/uploads-v2/cUrIjgcM6LqA7so9K76w/pub/55ZW4ANuVuKGhhfBIaCM.jpg</text:p>
          </table:table-cell>
          <table:table-cell office:value-type="string" table:style-name="ce1">
            <text:p>2022-09-27T10:00:00.000Z</text:p>
          </table:table-cell>
          <table:table-cell office:value-type="string" table:style-name="ce1">
            <text:p>7 heures</text:p>
          </table:table-cell>
          <table:table-cell office:value-type="string" table:style-name="ce1">
            <text:p>https://www.youtube.com/watch?v=xk4_1vDrzzo</text:p>
          </table:table-cell>
          <table:table-cell table:number-columns-repeated="248" table:style-name="ce2"/>
          <table:table-cell table:number-columns-repeated="16128"/>
        </table:table-row>
        <table:table-row table:style-name="ro1">
          <table:table-cell office:value-type="string" table:style-name="ce1">
            <text:p>xtTZUCaDRwWRg9SzUmRXxQ</text:p>
          </table:table-cell>
          <table:table-cell office:value-type="float" office:value="14" table:style-name="ce1">
            <text:p>14</text:p>
          </table:table-cell>
          <table:table-cell office:value-type="string" table:style-name="ce1">
            <text:p>🇺🇸 Business English</text:p>
          </table:table-cell>
          <table:table-cell office:value-type="string" table:style-name="ce1">
            <text:p>Genaro CONTE</text:p>
          </table:table-cell>
          <table:table-cell office:value-type="string" table:style-name="ce1">
            <text:p>https://storage.googleapis.com/glide-prod.appspot.com/uploads-v2/cUrIjgcM6LqA7so9K76w/pub/Y8HLx32lfrS1hnf5FJrO.jpg</text:p>
          </table:table-cell>
          <table:table-cell office:value-type="string" table:style-name="ce1">
            <text:p>2022-10-29T10:00:00.000Z</text:p>
          </table:table-cell>
          <table:table-cell office:value-type="string" table:style-name="ce1">
            <text:p>3 heures</text:p>
          </table:table-cell>
          <table:table-cell office:value-type="string" table:style-name="ce1">
            <text:p>https://www.youtube.com/watch?v=eR0lPU6P1Tw</text:p>
          </table:table-cell>
          <table:table-cell table:number-columns-repeated="248" table:style-name="ce2"/>
          <table:table-cell table:number-columns-repeated="16128"/>
        </table:table-row>
        <table:table-row table:style-name="ro1">
          <table:table-cell office:value-type="string" table:style-name="ce1">
            <text:p>a-C4wFeLpQYaANcja997-QQ</text:p>
          </table:table-cell>
          <table:table-cell office:value-type="float" office:value="15" table:style-name="ce1">
            <text:p>15</text:p>
          </table:table-cell>
          <table:table-cell office:value-type="string" table:style-name="ce1">
            <text:p>💾 SQL Advanced</text:p>
          </table:table-cell>
          <table:table-cell office:value-type="string" table:style-name="ce1">
            <text:p>Jasmine MAURICE</text:p>
          </table:table-cell>
          <table:table-cell office:value-type="string" table:style-name="ce1">
            <text:p>https://storage.googleapis.com/glide-prod.appspot.com/uploads-v2/cUrIjgcM6LqA7so9K76w/pub/VlhqumazXlbZcInKHhUZ.jpg</text:p>
          </table:table-cell>
          <table:table-cell office:value-type="string" table:style-name="ce1">
            <text:p>2022-11-15T10:00:00.000Z</text:p>
          </table:table-cell>
          <table:table-cell office:value-type="string" table:style-name="ce1">
            <text:p>5 heures</text:p>
          </table:table-cell>
          <table:table-cell office:value-type="string" table:style-name="ce1">
            <text:p>https://www.youtube.com/watch?v=HXV3zeQKqGY</text:p>
          </table:table-cell>
          <table:table-cell table:number-columns-repeated="248" table:style-name="ce2"/>
          <table:table-cell table:number-columns-repeated="16128"/>
        </table:table-row>
        <table:table-row table:style-name="ro1">
          <table:table-cell office:value-type="string" table:style-name="ce1">
            <text:p>lWAHRoNNRJu8wvrsEgWHnQ</text:p>
          </table:table-cell>
          <table:table-cell office:value-type="float" office:value="16" table:style-name="ce1">
            <text:p>16</text:p>
          </table:table-cell>
          <table:table-cell office:value-type="string" table:style-name="ce1">
            <text:p>🌐 CCNA Security</text:p>
          </table:table-cell>
          <table:table-cell office:value-type="string" table:style-name="ce1">
            <text:p>Genaro CONTE</text:p>
          </table:table-cell>
          <table:table-cell office:value-type="string" table:style-name="ce1">
            <text:p>https://storage.googleapis.com/glide-prod.appspot.com/uploads-v2/cUrIjgcM6LqA7so9K76w/pub/qc8m7aXkkvRSyZOUVNJh.jpg</text:p>
          </table:table-cell>
          <table:table-cell office:value-type="string" table:style-name="ce1">
            <text:p>2022-12-20T09:00:00.000Z</text:p>
          </table:table-cell>
          <table:table-cell office:value-type="string" table:style-name="ce1">
            <text:p>8 heures</text:p>
          </table:table-cell>
          <table:table-cell office:value-type="string" table:style-name="ce1">
            <text:p>https://www.youtube.com/watch?v=XgmauclCXAU</text:p>
          </table:table-cell>
          <table:table-cell table:number-columns-repeated="248" table:style-name="ce2"/>
          <table:table-cell table:number-columns-repeated="16128"/>
        </table:table-row>
        <table:table-row table:number-rows-repeated="1048563" table:style-name="ro1">
          <table:table-cell table:number-columns-repeated="16384"/>
        </table:table-row>
      </table:table>
      <table:table table:name="Speakers" table:style-name="ta2">
        <table:table-column table:style-name="co4" table:number-columns-repeated="2" table:default-cell-style-name="ce2"/>
        <table:table-column table:style-name="co5" table:default-cell-style-name="ce2"/>
        <table:table-column table:style-name="co6" table:default-cell-style-name="ce2"/>
        <table:table-column table:style-name="co7" table:default-cell-style-name="ce2"/>
        <table:table-column table:style-name="co4" table:number-columns-repeated="251" table:default-cell-style-name="ce2"/>
        <table:table-column table:style-name="co4" table:number-columns-repeated="16128" table:default-cell-style-name="ce1"/>
        <table:table-row table:style-name="ro1">
          <table:table-cell office:value-type="string" table:style-name="ce3">
            <text:p>🔒 Row ID</text:p>
          </table:table-cell>
          <table:table-cell office:value-type="string" table:style-name="ce3">
            <text:p>$rowIndex</text:p>
          </table:table-cell>
          <table:table-cell office:value-type="string" table:style-name="ce3">
            <text:p>Name</text:p>
          </table:table-cell>
          <table:table-cell office:value-type="string" table:style-name="ce3">
            <text:p>Photo</text:p>
          </table:table-cell>
          <table:table-cell office:value-type="string" table:style-name="ce3">
            <text:p>Company</text:p>
          </table:table-cell>
          <table:table-cell table:style-name="ce3"/>
          <table:table-cell table:number-columns-repeated="250" table:style-name="ce4"/>
          <table:table-cell table:number-columns-repeated="16128" table:style-name="ce3"/>
        </table:table-row>
        <table:table-row table:style-name="ro1">
          <table:table-cell office:value-type="string" table:style-name="ce1">
            <text:p>D5wG3Tj6QmmsYAD.NvSb4g</text:p>
          </table:table-cell>
          <table:table-cell office:value-type="float" office:value="1" table:style-name="ce1">
            <text:p>1</text:p>
          </table:table-cell>
          <table:table-cell office:value-type="string" table:style-name="ce1">
            <text:p>Antonio SIMON</text:p>
          </table:table-cell>
          <table:table-cell office:value-type="string" table:style-name="ce1">
            <text:p>https://images.pexels.com/photos/736716/pexels-photo-736716.jpeg?auto=compress&amp;cs=tinysrgb&amp;dpr=1&amp;w=500</text:p>
          </table:table-cell>
          <table:table-cell office:value-type="string" table:style-name="ce1">
            <text:p>Microsoft</text:p>
          </table:table-cell>
          <table:table-cell table:number-columns-repeated="251" table:style-name="ce2"/>
          <table:table-cell table:number-columns-repeated="16128"/>
        </table:table-row>
        <table:table-row table:style-name="ro1">
          <table:table-cell office:value-type="string" table:style-name="ce1">
            <text:p>p3ukMZn6SSuMk6mGT6mbVQ</text:p>
          </table:table-cell>
          <table:table-cell office:value-type="float" office:value="2" table:style-name="ce1">
            <text:p>2</text:p>
          </table:table-cell>
          <table:table-cell office:value-type="string" table:style-name="ce1">
            <text:p>Julien DUBOIS</text:p>
          </table:table-cell>
          <table:table-cell office:value-type="string" table:style-name="ce1">
            <text:p>https://images.pexels.com/photos/91227/pexels-photo-91227.jpeg?auto=compress&amp;cs=tinysrgb&amp;dpr=1&amp;w=500</text:p>
          </table:table-cell>
          <table:table-cell office:value-type="string" table:style-name="ce1">
            <text:p>IBM</text:p>
          </table:table-cell>
          <table:table-cell table:number-columns-repeated="251" table:style-name="ce2"/>
          <table:table-cell table:number-columns-repeated="16128"/>
        </table:table-row>
        <table:table-row table:style-name="ro1">
          <table:table-cell office:value-type="string" table:style-name="ce1">
            <text:p>Kxl0HKCgTaWKNc-rmWgIzA</text:p>
          </table:table-cell>
          <table:table-cell office:value-type="float" office:value="3" table:style-name="ce1">
            <text:p>3</text:p>
          </table:table-cell>
          <table:table-cell office:value-type="string" table:style-name="ce1">
            <text:p>Clement Rudiger</text:p>
          </table:table-cell>
          <table:table-cell office:value-type="string" table:style-name="ce1">
            <text:p>https://storage.googleapis.com/glide-prod.appspot.com/uploads-v2/cUrIjgcM6LqA7so9K76w/pub/EHczUhH8DiegzHBWEPeo.png</text:p>
          </table:table-cell>
          <table:table-cell office:value-type="string" table:style-name="ce1">
            <text:p>Facebook</text:p>
          </table:table-cell>
          <table:table-cell table:number-columns-repeated="251" table:style-name="ce2"/>
          <table:table-cell table:number-columns-repeated="16128"/>
        </table:table-row>
        <table:table-row table:style-name="ro1">
          <table:table-cell office:value-type="string" table:style-name="ce1">
            <text:p>mW4Lkv6PSBuXb37CL-N7zQ</text:p>
          </table:table-cell>
          <table:table-cell office:value-type="float" office:value="4" table:style-name="ce1">
            <text:p>4</text:p>
          </table:table-cell>
          <table:table-cell office:value-type="string" table:style-name="ce1">
            <text:p>Alice Barteze</text:p>
          </table:table-cell>
          <table:table-cell office:value-type="string" table:style-name="ce1">
            <text:p>https://images.pexels.com/photos/1036623/pexels-photo-1036623.jpeg?auto=compress&amp;cs=tinysrgb&amp;dpr=1&amp;w=500</text:p>
          </table:table-cell>
          <table:table-cell office:value-type="string" table:style-name="ce1">
            <text:p>Orange</text:p>
          </table:table-cell>
          <table:table-cell table:number-columns-repeated="251" table:style-name="ce2"/>
          <table:table-cell table:number-columns-repeated="16128"/>
        </table:table-row>
        <table:table-row table:style-name="ro1">
          <table:table-cell office:value-type="string" table:style-name="ce1">
            <text:p>NApqoinFQMSUSb2RJM5Dwg</text:p>
          </table:table-cell>
          <table:table-cell office:value-type="float" office:value="5" table:style-name="ce1">
            <text:p>5</text:p>
          </table:table-cell>
          <table:table-cell office:value-type="string" table:style-name="ce1">
            <text:p>Sara ALFREDO</text:p>
          </table:table-cell>
          <table:table-cell office:value-type="string" table:style-name="ce1">
            <text:p>https://images.pexels.com/photos/38554/girl-people-landscape-sun-38554.jpeg?auto=compress&amp;cs=tinysrgb&amp;dpr=1&amp;w=500</text:p>
          </table:table-cell>
          <table:table-cell office:value-type="string" table:style-name="ce1">
            <text:p>Amazon</text:p>
          </table:table-cell>
          <table:table-cell table:number-columns-repeated="251" table:style-name="ce2"/>
          <table:table-cell table:number-columns-repeated="16128"/>
        </table:table-row>
        <table:table-row table:style-name="ro1">
          <table:table-cell office:value-type="string" table:style-name="ce1">
            <text:p>seuUb00fRqCM6c63XqMfTw</text:p>
          </table:table-cell>
          <table:table-cell office:value-type="float" office:value="7" table:style-name="ce1">
            <text:p>7</text:p>
          </table:table-cell>
          <table:table-cell office:value-type="string" table:style-name="ce1">
            <text:p>Juan STEVANO</text:p>
          </table:table-cell>
          <table:table-cell office:value-type="string" table:style-name="ce1">
            <text:p>https://storage.googleapis.com/glide-prod.appspot.com/uploads-v2/cUrIjgcM6LqA7so9K76w/pub/hSDBz3Fm9QzRMyDdUi5z.png</text:p>
          </table:table-cell>
          <table:table-cell office:value-type="string" table:style-name="ce1">
            <text:p>Business Owner</text:p>
          </table:table-cell>
          <table:table-cell table:number-columns-repeated="251" table:style-name="ce2"/>
          <table:table-cell table:number-columns-repeated="16128"/>
        </table:table-row>
        <table:table-row table:style-name="ro1">
          <table:table-cell office:value-type="string" table:style-name="ce1">
            <text:p>5qwaILMtSvOFIDwWOdpSCw</text:p>
          </table:table-cell>
          <table:table-cell office:value-type="float" office:value="8" table:style-name="ce1">
            <text:p>8</text:p>
          </table:table-cell>
          <table:table-cell office:value-type="string" table:style-name="ce1">
            <text:p>Genaro CONTE</text:p>
          </table:table-cell>
          <table:table-cell office:value-type="string" table:style-name="ce1">
            <text:p>https://storage.googleapis.com/glide-prod.appspot.com/uploads-v2/cUrIjgcM6LqA7so9K76w/pub/nKWw9tdlEPg4dIQVcMgm.png</text:p>
          </table:table-cell>
          <table:table-cell office:value-type="string" table:style-name="ce1">
            <text:p>OCKAY IT</text:p>
          </table:table-cell>
          <table:table-cell table:number-columns-repeated="251" table:style-name="ce2"/>
          <table:table-cell table:number-columns-repeated="16128"/>
        </table:table-row>
        <table:table-row table:style-name="ro1">
          <table:table-cell office:value-type="string" table:style-name="ce1">
            <text:p>I1SEk8QBTcmErCBdwapUeA</text:p>
          </table:table-cell>
          <table:table-cell office:value-type="float" office:value="9" table:style-name="ce1">
            <text:p>9</text:p>
          </table:table-cell>
          <table:table-cell office:value-type="string" table:style-name="ce1">
            <text:p>Madison MADY</text:p>
          </table:table-cell>
          <table:table-cell office:value-type="string" table:style-name="ce1">
            <text:p>https://storage.googleapis.com/glide-prod.appspot.com/uploads-v2/cUrIjgcM6LqA7so9K76w/pub/kZUL7FDQHdieVBo0W6TL.png</text:p>
          </table:table-cell>
          <table:table-cell office:value-type="string" table:style-name="ce1">
            <text:p>Cuatcho LLC</text:p>
          </table:table-cell>
          <table:table-cell table:number-columns-repeated="251" table:style-name="ce2"/>
          <table:table-cell table:number-columns-repeated="16128"/>
        </table:table-row>
        <table:table-row table:style-name="ro1">
          <table:table-cell office:value-type="string" table:style-name="ce1">
            <text:p>lLUYu8foRMK24HVPhj997w</text:p>
          </table:table-cell>
          <table:table-cell office:value-type="float" office:value="10" table:style-name="ce1">
            <text:p>10</text:p>
          </table:table-cell>
          <table:table-cell office:value-type="string" table:style-name="ce1">
            <text:p>Jasmine MAURICE</text:p>
          </table:table-cell>
          <table:table-cell office:value-type="string" table:style-name="ce1">
            <text:p>https://storage.googleapis.com/glide-prod.appspot.com/uploads-v2/cUrIjgcM6LqA7so9K76w/pub/mnp5Icu4PBxBNJ4gz14E.png</text:p>
          </table:table-cell>
          <table:table-cell office:value-type="string" table:style-name="ce1">
            <text:p>Entrepreneur</text:p>
          </table:table-cell>
          <table:table-cell table:number-columns-repeated="251" table:style-name="ce2"/>
          <table:table-cell table:number-columns-repeated="16128"/>
        </table:table-row>
        <table:table-row table:number-rows-repeated="1048566" table:style-name="ro1">
          <table:table-cell table:number-columns-repeated="16384"/>
        </table:table-row>
      </table:table>
      <table:table table:name="Venue" table:style-name="ta1">
        <table:table-column table:style-name="co4" table:number-columns-repeated="256" table:default-cell-style-name="ce2"/>
        <table:table-column table:style-name="co4" table:number-columns-repeated="16128" table:default-cell-style-name="ce1"/>
        <table:table-row table:style-name="ro1">
          <table:table-cell office:value-type="string" table:style-name="ce3">
            <text:p>Campus</text:p>
          </table:table-cell>
          <table:table-cell office:value-type="string" table:style-name="ce3">
            <text:p>$rowIndex</text:p>
          </table:table-cell>
          <table:table-cell office:value-type="string" table:style-name="ce3">
            <text:p>nom</text:p>
          </table:table-cell>
          <table:table-cell office:value-type="string" table:style-name="ce3">
            <text:p>Address</text:p>
          </table:table-cell>
          <table:table-cell office:value-type="string" table:style-name="ce3">
            <text:p>Telephone</text:p>
          </table:table-cell>
          <table:table-cell office:value-type="string" table:style-name="ce3">
            <text:p>image</text:p>
          </table:table-cell>
          <table:table-cell office:value-type="string" table:style-name="ce3">
            <text:p>email</text:p>
          </table:table-cell>
          <table:table-cell table:number-columns-repeated="249" table:style-name="ce4"/>
          <table:table-cell table:number-columns-repeated="16128" table:style-name="ce3"/>
        </table:table-row>
        <table:table-row table:style-name="ro1">
          <table:table-cell office:value-type="string" table:style-name="ce1">
            <text:p>NXrXQ37iQnaIJtIdjTCCyw</text:p>
          </table:table-cell>
          <table:table-cell office:value-type="float" office:value="1" table:style-name="ce1">
            <text:p>1</text:p>
          </table:table-cell>
          <table:table-cell office:value-type="string" table:style-name="ce1">
            <text:p>PARIS</text:p>
          </table:table-cell>
          <table:table-cell office:value-type="string" table:style-name="ce1">
            <text:p>31 Rue Paul Meurice, 75020 Paris, France</text:p>
          </table:table-cell>
          <table:table-cell office:value-type="string" table:style-name="ce1">
            <text:p>+33 1 82 83 75 00</text:p>
          </table:table-cell>
          <table:table-cell office:value-type="string" table:style-name="ce1">
            <text:p>https://storage.googleapis.com/glide-prod.appspot.com/uploads-v2/cUrIjgcM6LqA7so9K76w/pub/ZVovdYjMoTJPDnlwDqxP.png</text:p>
          </table:table-cell>
          <table:table-cell office:value-type="string" table:style-name="ce1">
            <text:p>Paris@estiam.com</text:p>
          </table:table-cell>
          <table:table-cell table:number-columns-repeated="249" table:style-name="ce2"/>
          <table:table-cell table:number-columns-repeated="16128"/>
        </table:table-row>
        <table:table-row table:style-name="ro1">
          <table:table-cell office:value-type="string" table:style-name="ce1">
            <text:p>zJwAm3OwS-m0uj.UPvw16Q</text:p>
          </table:table-cell>
          <table:table-cell office:value-type="float" office:value="2" table:style-name="ce1">
            <text:p>2</text:p>
          </table:table-cell>
          <table:table-cell office:value-type="string" table:style-name="ce1">
            <text:p>TARBES</text:p>
          </table:table-cell>
          <table:table-cell office:value-type="string" table:style-name="ce1">
            <text:p>La Tannerie, 203 Av. Jean Jaurès 181, 69007 Lyon, France</text:p>
          </table:table-cell>
          <table:table-cell office:value-type="string" table:style-name="ce1">
            <text:p>+33 1 82 28 90 90</text:p>
          </table:table-cell>
          <table:table-cell office:value-type="string" table:style-name="ce1">
            <text:p>https://storage.googleapis.com/glide-prod.appspot.com/uploads-v2/cUrIjgcM6LqA7so9K76w/pub/QNbsYHd53txPkjknmbMV.png</text:p>
          </table:table-cell>
          <table:table-cell office:value-type="string" table:style-name="ce1">
            <text:p>Tarbes@estiam.com</text:p>
          </table:table-cell>
          <table:table-cell table:number-columns-repeated="249" table:style-name="ce2"/>
          <table:table-cell table:number-columns-repeated="16128"/>
        </table:table-row>
        <table:table-row table:style-name="ro1">
          <table:table-cell office:value-type="string" table:style-name="ce1">
            <text:p>FuuFhwXiTNqo90OQNb8lnw</text:p>
          </table:table-cell>
          <table:table-cell office:value-type="float" office:value="3" table:style-name="ce1">
            <text:p>3</text:p>
          </table:table-cell>
          <table:table-cell office:value-type="string" table:style-name="ce1">
            <text:p>LYON</text:p>
          </table:table-cell>
          <table:table-cell office:value-type="string" table:style-name="ce1">
            <text:p>Pôle Supérieur Pradeau-La Sède St-Pierre 24, avenue d’Azereix 65000 Tarbes France</text:p>
          </table:table-cell>
          <table:table-cell office:value-type="string" table:style-name="ce1">
            <text:p>+33 1 72 99 75 10</text:p>
          </table:table-cell>
          <table:table-cell office:value-type="string" table:style-name="ce1">
            <text:p>https://storage.googleapis.com/glide-prod.appspot.com/uploads-v2/cUrIjgcM6LqA7so9K76w/pub/0mtAyDJrh9jEtNQKIXyy.png</text:p>
          </table:table-cell>
          <table:table-cell office:value-type="string" table:style-name="ce1">
            <text:p>Lyon@estiam.com</text:p>
          </table:table-cell>
          <table:table-cell table:number-columns-repeated="249" table:style-name="ce2"/>
          <table:table-cell table:number-columns-repeated="16128"/>
        </table:table-row>
        <table:table-row table:style-name="ro1">
          <table:table-cell office:value-type="string" table:style-name="ce1">
            <text:p>m6wAvhdcRae-ZQ.5FcgGlQ</text:p>
          </table:table-cell>
          <table:table-cell office:value-type="float" office:value="4" table:style-name="ce1">
            <text:p>4</text:p>
          </table:table-cell>
          <table:table-cell office:value-type="string" table:style-name="ce1">
            <text:p>METZ</text:p>
          </table:table-cell>
          <table:table-cell office:value-type="string" table:style-name="ce1">
            <text:p>Pôle Supérieur Jean XXIII 10, rue Monseigneur Heintz 57950 Montigny-lès-Metz France</text:p>
          </table:table-cell>
          <table:table-cell office:value-type="string" table:style-name="ce1">
            <text:p>+33 1 82 01 71 68</text:p>
          </table:table-cell>
          <table:table-cell office:value-type="string" table:style-name="ce1">
            <text:p>https://storage.googleapis.com/glide-prod.appspot.com/uploads-v2/cUrIjgcM6LqA7so9K76w/pub/DZq4jDzV0GmVxLWKBMuL.png</text:p>
          </table:table-cell>
          <table:table-cell office:value-type="string" table:style-name="ce1">
            <text:p>Metz@estiam.com</text:p>
          </table:table-cell>
          <table:table-cell table:number-columns-repeated="249" table:style-name="ce2"/>
          <table:table-cell table:number-columns-repeated="16128"/>
        </table:table-row>
        <table:table-row table:style-name="ro1">
          <table:table-cell office:value-type="string" table:style-name="ce1">
            <text:p>kWtocVhlRCKponCGZTcNgg</text:p>
          </table:table-cell>
          <table:table-cell office:value-type="float" office:value="5" table:style-name="ce1">
            <text:p>5</text:p>
          </table:table-cell>
          <table:table-cell office:value-type="string" table:style-name="ce1">
            <text:p>BOURGES</text:p>
          </table:table-cell>
          <table:table-cell office:value-type="string" table:style-name="ce1">
            <text:p>52 Av. de la Libération, 18000 Bourges, France</text:p>
          </table:table-cell>
          <table:table-cell office:value-type="string" table:style-name="ce1">
            <text:p>+33 1 82 83 75 00</text:p>
          </table:table-cell>
          <table:table-cell office:value-type="string" table:style-name="ce1">
            <text:p>https://storage.googleapis.com/glide-prod.appspot.com/uploads-v2/cUrIjgcM6LqA7so9K76w/pub/IKVruzBNc66lO6MINXMu.png</text:p>
          </table:table-cell>
          <table:table-cell office:value-type="string" table:style-name="ce1">
            <text:p>Bourges@estiam.com</text:p>
          </table:table-cell>
          <table:table-cell table:number-columns-repeated="249" table:style-name="ce2"/>
          <table:table-cell table:number-columns-repeated="16128"/>
        </table:table-row>
        <table:table-row table:number-rows-repeated="1048570" table:style-name="ro1">
          <table:table-cell table:number-columns-repeated="16384"/>
        </table:table-row>
      </table:table>
      <table:table table:name="fild'actualité" table:style-name="ta1">
        <table:table-column table:style-name="co4" table:number-columns-repeated="256" table:default-cell-style-name="ce2"/>
        <table:table-column table:style-name="co4" table:number-columns-repeated="16128" table:default-cell-style-name="ce1"/>
        <table:table-row table:style-name="ro1">
          <table:table-cell office:value-type="string" table:style-name="ce3">
            <text:p>$rowIndex</text:p>
          </table:table-cell>
          <table:table-cell office:value-type="string" table:style-name="ce3">
            <text:p>🔒 Row ID</text:p>
          </table:table-cell>
          <table:table-cell office:value-type="string" table:style-name="ce3">
            <text:p>Date</text:p>
          </table:table-cell>
          <table:table-cell office:value-type="string" table:style-name="ce3">
            <text:p>Name</text:p>
          </table:table-cell>
          <table:table-cell office:value-type="string" table:style-name="ce3">
            <text:p>Description</text:p>
          </table:table-cell>
          <table:table-cell office:value-type="string" table:style-name="ce3">
            <text:p>Categorie</text:p>
          </table:table-cell>
          <table:table-cell office:value-type="string" table:style-name="ce3">
            <text:p>urlphoto</text:p>
          </table:table-cell>
          <table:table-cell office:value-type="string" table:style-name="ce3">
            <text:p>url</text:p>
          </table:table-cell>
          <table:table-cell table:number-columns-repeated="248" table:style-name="ce4"/>
          <table:table-cell table:number-columns-repeated="16128" table:style-name="ce3"/>
        </table:table-row>
        <table:table-row table:style-name="ro1">
          <table:table-cell office:value-type="string" table:style-name="ce1">
            <text:p>W6</text:p>
          </table:table-cell>
          <table:table-cell office:value-type="string" table:style-name="ce1">
            <text:p>Xk-lBWuWRAW6DD-6e5-R8w</text:p>
          </table:table-cell>
          <table:table-cell office:value-type="float" office:value="44333.5" table:style-name="ce1">
            <text:p>44333,5</text:p>
          </table:table-cell>
          <table:table-cell office:value-type="string" table:style-name="ce1">
            <text:p>Portrait de Thomas Cambier, Alumnus Éstiam 2017 et Développeur Full Stack chez NV Gallery</text:p>
          </table:table-cell>
          <table:table-cell office:value-type="string" table:style-name="ce1">
            <text:p>"Le moment le plus fort à l'Éstiam a été l’obtention de mon diplôme qui met en évidence l'accomplissement et la réussite de ces deux belles années d'efforts tant à l'école qu'en entreprise."</text:p>
            <text:p/>
            <text:p>THOMAS CAMBIER</text:p>
            <text:p>Thomas CAMBIER, alumnus Éstiam promo 2017, nous en dit plus sur son parcours à l’Éstiam, ses missions à NV Gallery et évoque les différentes raisons pour lesquelles il a choisi l’école.</text:p>
            <text:p/>
            <text:p>Peux-tu te présenter en quelques mots (nom prénom, poste, entreprise, année de promo)<text:s/></text:p>
            <text:p/>
            <text:p>Thomas Cambier : Je suis Thomas Cambier, et je suis diplômé de l’Éstiam, promo 2017. J’ai réalisé mon cursus en alternance chez AllSetFor.com, une plateforme de gestion de formations professionnelles. <text:s/>La mission d’AllSetFor.com est d’accompagner les entreprises dans la recherche des meilleures formations du marché et de faciliter le pilotage des directions RH.AllSetFor.com accompagne notamment, L’Oréal, Generali, Shiseido, Lenôtre, Lido de Paris, Deloitte, Malakoff Médéric, Cisco, Eden Park, Mappy… <text:s/>J’ai occupé le poste de Développeur Full Stack que j’exerce encore aujourd’hui mais chez NV Gallery, entreprise de meubles et de décorations design.<text:s/></text:p>
            <text:p/>
            <text:p>Peux-tu nous en dire plus sur ton poste ?<text:s/></text:p>
            <text:p/>
            <text:p>T.C : Dans un premier temps, mon travail consistait à maintenir et à améliorer l'existant qui était un site e-commerce réalisé via Prestashop. Par la suite mon poste a évolué et j’ai réalisé une refonte complète from scratch du Back, du Front et de l'API du site. Nous avons notamment utilisé Docker, du JS et Symfony 5 pour le faire. Depuis plusieurs mois, la mission consiste désormais à faire évoluer la première version et à rajouter de nouvelles fonctionnalités pour les futures versions.</text:p>
            <text:p/>
            <text:p>Pourquoi avoir choisi l’Éstiam ?<text:s/></text:p>
            <text:p/>
            <text:p>T.C : J'ai choisi l'Éstiam pour trois raisons :<text:s/></text:p>
            <text:p/>
            <text:p>L'attrait pour tout ce qui touche aux médias et technologies</text:p>
            <text:p>Les nombreuses matières ainsi que le programme prévu durant ces deux années de master</text:p>
            <text:p>Le rythme en alternance de 4 jours par semaine en entreprise, qui permettait réellement d'avoir une bonne mise en pratique et un avant-goût de ce que serait un CDI. Cela m'a aussi permis de rencontrer de bonnes personnes.</text:p>
            <text:p>Raconte-nous un souvenir fort de l’Éstiam</text:p>
            <text:p/>
            <text:p>T.C : Le moment le plus fort à l'Éstiam a été l’obtention de mon diplôme qui met en évidence l'accomplissement et la réussite de ces deux belles années d'efforts tant à l'école qu'en entreprise.<text:s/></text:p>
          </table:table-cell>
          <table:table-cell office:value-type="string" table:style-name="ce1">
            <text:p>Infos</text:p>
          </table:table-cell>
          <table:table-cell office:value-type="string" table:style-name="ce1">
            <text:p>https://www.estiam.education/wp-content/uploads/2021/05/Thomas-Cambier-alumni.png</text:p>
          </table:table-cell>
          <table:table-cell table:number-columns-repeated="249" table:style-name="ce2"/>
          <table:table-cell table:number-columns-repeated="16128"/>
        </table:table-row>
        <table:table-row table:style-name="ro1">
          <table:table-cell office:value-type="string" table:style-name="ce1">
            <text:p>W</text:p>
          </table:table-cell>
          <table:table-cell office:value-type="string" table:style-name="ce1">
            <text:p>BiC92zhKSHmKhgr2YjWgQw</text:p>
          </table:table-cell>
          <table:table-cell office:value-type="float" office:value="44294.5" table:style-name="ce1">
            <text:p>44294,5</text:p>
          </table:table-cell>
          <table:table-cell office:value-type="string" table:style-name="ce1">
            <text:p>Forum des entreprises : on fait le bilan !</text:p>
          </table:table-cell>
          <table:table-cell office:value-type="string" table:style-name="ce1">
            <text:p>Retour sur l’édition 2021 du Forum Entreprises virtuel de l’Éstiam</text:p>
            <text:p/>
            <text:p>Jeudi 1er avril a eu lieu l’édition 2021 du Forum Entreprises de l’Éstiam.</text:p>
            <text:p>Ce forum a pour but de mettre en lien les étudiants avec de belles entreprises partenaires de l’école qui sont à la recherche de leurs futures pépites. L’objectif est double : permettre aux étudiants de trouver une alternance ou un stage et permettre aux entreprises d’embaucher les bon profils IT.</text:p>
            <text:p/>
            <text:p>En cette période de pandémie, l’école a dû s’adapter et mettre en place un forum on line permettant de favoriser la communication et le dialogue malgré la distance physique. Malgré ces contraintes, ce forum a été un réel succès et a été un moment d’échanges privilégiés !</text:p>
            <text:p/>
            <text:p>Cette année, une quinzaine d’entreprises ont répondu présent dont 3DS Outscale (Dassault), OVH Cloud, SAP, Carrefour SI ou encore Saint Gobain. Elles ont proposé une trentaine de postes en alternance dont les métiers étaient divers : DevOps, Développeur Fullstack, Chef de Projet IT, Développeur Web / Mobile, Product Owner…</text:p>
            <text:p/>
            <text:p>Pas moins d’une centaine d’entretiens ont eu lieu dans l’après-midi ! Pour les étudiants, ces entretiens personnalisés avec des professionnels sont l'occasion de saisir de véritables opportunités de carrière.</text:p>
            <text:p/>
            <text:p>Les entreprises ont partagé leurs retours très positifs notamment sur l’organisation de l’événement par l’équipe Relations Entreprises de l’Éstiam, mais aussi sur la qualité des profils !<text:s/></text:p>
            <text:p/>
            <text:p>Véritable levier de recrutement, l’évènement a répondu aux attentes des entreprises partenaires en quête de leurs futurs talents, voici leurs avis très positifs :</text:p>
            <text:p/>
            <text:p>"Profils qualitatifs avec des personnalités différentes. Aussi bien, voire mieux que des grandes écoles d'ingénieurs"</text:p>
            <text:p/>
            <text:p>"Les étudiants ont été bien préparés aux entretiens"</text:p>
            <text:p/>
            <text:p>"Profil et programme qui correspondent à 100% avec les compétences recherchées"</text:p>
            <text:p/>
            <text:p>Toute l'équipe Éstiam tient à féliciter ses étudiants pour leur comportement tout à fait professionnel, que ce soit lors des séances de coaching pour préparer ce forum ou face aux recruteurs pendant le forum. Grâce à eux, notre image (et donc leur image) est au plus haut chez nos entreprises partenaires !</text:p>
          </table:table-cell>
          <table:table-cell office:value-type="string" table:style-name="ce1">
            <text:p>Infos</text:p>
          </table:table-cell>
          <table:table-cell office:value-type="string" table:style-name="ce1">
            <text:p>https://www.estiam.education/wp-content/uploads/2021/04/FDE.png</text:p>
          </table:table-cell>
          <table:table-cell office:value-type="string" table:style-name="ce1">
            <text:p>https://liguecorpo.gg/</text:p>
          </table:table-cell>
          <table:table-cell table:number-columns-repeated="248" table:style-name="ce2"/>
          <table:table-cell table:number-columns-repeated="16128"/>
        </table:table-row>
        <table:table-row table:style-name="ro1">
          <table:table-cell office:value-type="string" table:style-name="ce1">
            <text:p>W9</text:p>
          </table:table-cell>
          <table:table-cell office:value-type="string" table:style-name="ce1">
            <text:p>5pHPluewQLaDdT8KJW7mqA</text:p>
          </table:table-cell>
          <table:table-cell office:value-type="float" office:value="44285.5" table:style-name="ce1">
            <text:p>44285,5</text:p>
          </table:table-cell>
          <table:table-cell office:value-type="string" table:style-name="ce1">
            <text:p>Ligue Corpo : la team 42c / Éstiam est lancée !</text:p>
            <text:p/>
          </table:table-cell>
          <table:table-cell office:value-type="string" table:style-name="ce1">
            <text:p>42c / Éstiam est fière d'être parmi les 8 équipes participant à la première compétition e-sport corporate officielle en Europe sur League of Legends, organisée par Team Vitality et Riot Games ! La Team 42c est prête à affronter les autres entreprises dans cette compétition ! 💪👾</text:p>
            <text:p/>
            <text:p>L'équipe est composée de salariés 42c ainsi que d'étudiants de l'Éstiam, l'école informatique du groupe 42c, démontrant ainsi une fois de plus, la synergie au sein de 42c.<text:s/></text:p>
            <text:p/>
            <text:p>Lundi 29 mars à 19h00 et 22h00, la team 42c a remporté ses deux premiers matchs contre Menhir FX, studio d'animation 2D / 3D et Insign, agence de communication. Les troupes sont motivées et bien décidées "à tout faire pour la win" !</text:p>
            <text:p/>
            <text:p>Durant cette compétition qui durera 4 mois, nous aurons pour adversaires : Orange, Engie IT, Insign, Menhir FX, AFD.TECH, Devoteam et Afflelou.</text:p>
            <text:p/>
            <text:p>Image</text:p>
            <text:p>La plateforme Twitch diffusera 50% des matchs en direct et commentés.</text:p>
            <text:p/>
            <text:p>Ci-après les dates auxquelles vous pourrez venir sur le Twitch de la #LIGUECORPO !</text:p>
            <text:p/>
            <text:p>Le calendrier des prochains matchs, le classement ainsi que les statistiques seront disponibles à cette adresse : https://liguecorpo.gg</text:p>
            <text:p/>
            <text:p>Nous comptons sur vous pour venir supporter la team 42c / Éstiam.<text:s/></text:p>
            <text:p/>
            <text:p>Rendez-vous sur la chaîne Twitch de la Ligue Corpo</text:p>
            <text:p/>
            <text:p>À bientôt dans la faille de l'Invocateur !</text:p>
          </table:table-cell>
          <table:table-cell office:value-type="string" table:style-name="ce1">
            <text:p>Evènement</text:p>
          </table:table-cell>
          <table:table-cell office:value-type="string" table:style-name="ce1">
            <text:p>https://www.estiam.education/wp-content/uploads/2021/03/1616080966371-1.jpg</text:p>
          </table:table-cell>
          <table:table-cell office:value-type="string" table:style-name="ce1">
            <text:p>http://liguecorpo.gg/</text:p>
          </table:table-cell>
          <table:table-cell table:number-columns-repeated="248" table:style-name="ce2"/>
          <table:table-cell table:number-columns-repeated="16128"/>
        </table:table-row>
        <table:table-row table:style-name="ro1">
          <table:table-cell office:value-type="string" table:style-name="ce1">
            <text:p>W2</text:p>
          </table:table-cell>
          <table:table-cell office:value-type="string" table:style-name="ce1">
            <text:p>Qxm3B.M.RN6uwVZ6QJ7zCQ</text:p>
          </table:table-cell>
          <table:table-cell office:value-type="float" office:value="44386.5" table:style-name="ce1">
            <text:p>44386,5</text:p>
          </table:table-cell>
          <table:table-cell office:value-type="string" table:style-name="ce1">
            <text:p>La remise des diplômes des promotions 2019 et 2020, enfin !</text:p>
          </table:table-cell>
          <table:table-cell office:value-type="string" table:style-name="ce1">
            <text:p>Ce vendredi 2 juillet 2021 a eu lieu la remise des diplômes des promotions 2019 et 2020 de l’Éstiam. L’école avait fait le choix d’attendre le moment opportun pour organiser une remise des diplômes en présentiel, à l’inverse de nombreuses autres écoles qui avaient organisé des cérémonies en ligne, car l’expérience de la remise des diplômes reste un moment unique dans la vie d’un étudiant.</text:p>
            <text:p/>
            <text:p>Après de nombreux reports liés à la situation sanitaire, l’école et son staff ont mis tout en œuvre pour permettre aux étudiants de vivre enfin une remise des diplômes inoubliable.</text:p>
            <text:p/>
            <text:p>Au programme, remise des titres, petits fours, champagne, photobooth et discours d’Olivier Comes, Président de l’école, qui a pu exprimer ses félicitations et sa fierté aux étudiants.</text:p>
            <text:p>Les étudiants devenus alumni ont pu convier leur proches pour partager ce moment. De très beaux souvenirs qui resteront en mémoire !</text:p>
            <text:p/>
            <text:p>Bravo encore à tous les diplômés !</text:p>
          </table:table-cell>
          <table:table-cell office:value-type="string" table:style-name="ce1">
            <text:p>Evènement</text:p>
          </table:table-cell>
          <table:table-cell office:value-type="string" table:style-name="ce1">
            <text:p>https://www.estiam.education/wp-content/uploads/2021/07/Sans-titre-6.png</text:p>
          </table:table-cell>
          <table:table-cell table:number-columns-repeated="249" table:style-name="ce2"/>
          <table:table-cell table:number-columns-repeated="16128"/>
        </table:table-row>
        <table:table-row table:style-name="ro1">
          <table:table-cell office:value-type="string" table:style-name="ce1">
            <text:p>W3</text:p>
          </table:table-cell>
          <table:table-cell office:value-type="string" table:style-name="ce1">
            <text:p>bi4RJgy7SiuhpSXeJn1Qeg</text:p>
          </table:table-cell>
          <table:table-cell office:value-type="float" office:value="44376.5" table:style-name="ce1">
            <text:p>44376,5</text:p>
          </table:table-cell>
          <table:table-cell office:value-type="string" table:style-name="ce1">
            <text:p>3 pointures du digital partagent leurs expériences aux Estiamien(ne)s</text:p>
          </table:table-cell>
          <table:table-cell office:value-type="string" table:style-name="ce1">
            <text:p>Le jeudi 6 mai, l’Éstiam a organisé un retour d’expérience (REX) avec 3 pointures du digital.</text:p>
            <text:p/>
            <text:p>Philippe PASQUALI, ancien CDO de la Société Générale et fondateur de la société C-Level, spécialisée dans l’accompagnement de la transformation digitale des entreprises ; Philippe Aubertin fondateur de la société Axopen, spécialisée dans le développement informatique ; et Jefferson DE OLIVEIRA SILVA, professeur à l'Université pontificale catholique de São Paulo, qui est intervenu depuis le Brésil pour expliquer « Comment lutter contre les préjudices et le racisme avec le Traitement du langage naturel (IA) »</text:p>
            <text:p/>
            <text:p>Tous nos étudiants de tous nos campus ont pu prendre conscience de l’importance et des enjeux de la transformation numérique sur les entreprises. En effet, le métier de développeur évolue au fil des années et notamment depuis l’arrivée de nouvelles notions comme « La Performance et la Scalabilité ».</text:p>
            <text:p/>
            <text:p>Image</text:p>
            <text:p>Philippe PASQUALI - « REX d'un ex-CDO du CAC 40 »</text:p>
            <text:p/>
            <text:p>Philippe Pasquali accompagne l’Éstiam depuis de nombreuses années, notamment sur les modules pédagogiques Finance.</text:p>
            <text:p/>
            <text:p>Lors de ce REX, il a présenté son parcours et ses différentes expériences professionnelles, en tant qu’ancien Chief Digital Officer de la Société Générale.<text:s/></text:p>
            <text:p/>
            <text:p/>
            <text:p>Il a depuis créé la société C-Level spécialisée dans l'accompagnement de la transformation et innovation digitale des entreprises, plus précisément destinée à ses dirigeants. Au travers de son expérience professionnelle, Philippe a pu expliquer ce qu’était le digital et quels étaient les principaux défis et enjeux pour l’entreprise d’aujourd’hui qui évolue dans un monde qui se transforme de plus en plus vite.</text:p>
            <text:p/>
            <text:p>Les entreprises lancent des projets de transformation digitale pour deux raisons principales : créer de nouveaux services pour leurs clients et pour améliorer leur efficacité l’efficacité opérationnelle.</text:p>
            <text:p/>
            <text:p>Enfin, Philippe Pasquali a rappelé le principal défi de la transformation numérique : s’assurer que la Direction Générale de l’entreprise comprenait et pensait « Digital », quand elle devait mettre en place des projets. Comme le digital est aux services des métiers, il est indispensable de les comprendre pour les faire évoluer et accompagner chaque collaborateur dans la transformation de l’entreprise.</text:p>
            <text:p/>
            <text:p>Philippe AUBERTIN, fondateur d’Axopen, une société d’expertise et développement informatique créée en 2010. Elle est spécialisée dans le développement informatique d’applications complexes avec un besoin de grande performance.</text:p>
            <text:p/>
            <text:p>Philippe, avec Axopen, a participé en parallèles au développement de l’application de lecture, interactive et immersive Readiktion. De 2015 à 2019, il était aussi chercheur pour l’Unité de Recherche des Universités Lyon.</text:p>
            <text:p/>
            <text:p>Image</text:p>
            <text:p/>
            <text:p>Depuis Lyon, Philippe Aubertin, a donc rappelé l’objectif du métier du développeur, à l’origine : développer des outils qui fonctionnent et remplissent simplement le cahier des charges demandé.<text:s/></text:p>
            <text:p/>
            <text:p>Mais depuis plus de 20 ans, des entreprises comme Google, Facebook développent des applications avec des nouveaux standards, des nouvelles performances de haut niveau qui changent, par conséquent, les attentes des utilisateurs :</text:p>
            <text:p/>
            <text:p>Le temps de réponse : la durée d’exécution d’une opération sur le système d’information</text:p>
            <text:p>La disponibilité du système : le bon état de fonctionnement sur une période donnée</text:p>
            <text:p>La robustesse : la capacité d’un système à ne pas « planter » et « perdre ou corrompre » des données</text:p>
            <text:p>La capacité de montée en charge : l’aptitude d’une application à offrir des temps de réponse « raisonnables » quand la quantité d’utilisateurs simultanés augmente.</text:p>
            <text:p>Aujourd’hui ces nouvelles normes contribuent fortement au chiffre d’affaires des entreprises !</text:p>
            <text:p/>
            <text:p>Après un bref rappel sur le fonctionnement d’une application, Philippe a expliqué la notion de scalabilité : la faculté d’un produit informatique à s’adapter aux fluctuations de la demande en conservant ses différentes fonctionnalités.</text:p>
            <text:p/>
            <text:p>A l’aide d’un schéma, Philippe a mis en évidence l’architecture d’une application classique sur AWS et rappelé que chaque élément doit avoir la capacité d’encaisser la charge et doit être scalable et duplicable.</text:p>
            <text:p/>
            <text:p>Il a conclu sur le fait que le plus important pour un développeur c’est de faire simple : concevoir une architecture simple, c’est la meilleure garantie des performances futures.</text:p>
            <text:p/>
            <text:p>Image</text:p>
            <text:p>Jefferson DE OLIVEIRA SILVA « How to fight against prejudice and racism with Natural Language Processing? « Comment lutter contre les préjugés et le racisme avec le Traitement du langage naturel »</text:p>
            <text:p/>
            <text:p>Jefferson DE OLIVEIRA SILVA est titulaire d'un doctorat en informatique à l'Institut de mathématiques et de statistique de l'Université de São Paulo (Brésil), et d’un MSc (Master of Science) en informatique à l'Institut technologique brésilien de l'aéronautique.</text:p>
            <text:p/>
            <text:p/>
            <text:p>Il travaille également en tant que professeur assistant et coordinateur de cours à l'Université pontificale catholique de São Paulo, école partenaire de l'Éstiam, mais aussi en tant que chercheur et chef de projet au Centre d'information du réseau brésilien.</text:p>
            <text:p/>
            <text:p>Lors de ce REX, Jefferson a commencé par évoquer que l’IA respecte les algorithmes implémentés par les développeurs, pouvant avoir 2 dimensions :</text:p>
            <text:p/>
            <text:p>Des algorithmes basés sur la connaissance : on définit des règles et le système apprend</text:p>
            <text:p>Des algorithmes basés sur la probabilité : on entraine le système et on lui donne des données pour prendre des décisions en calculant les probabilités.</text:p>
            <text:p>Le système comprend différents types de données : la reconnaissance vocale, reconnaissance d’image et la reconnaissance textuelle.</text:p>
            <text:p/>
            <text:p>De nombreuses méthodes sont utilisées pour obtenir des suggestions de mots grâce à l’IA mais parfois ces suggestions peuvent être malheureusement être « discriminantes ».</text:p>
            <text:p/>
            <text:p>À la suite de ce constat, Jefferson, a développé le moteur de recherches « Zumbi », pour organiser, mesurer et étudier les préjugés et le racisme.</text:p>
            <text:p/>
            <text:p>Grâce aux outils de traitement du langage naturel (NLP en anglais), il est désormais possible de collecter données à caractère raciste, notamment sur Twitter et les articles en ligne, afin de dénoncer les discriminations et permettre aux politiciens de prendre des décisions, et développer des solutions adaptées.</text:p>
            <text:p/>
            <text:p>Tous les 15 jours depuis plusieurs mois, les équipes de l’Éstiam collaborent au projet Zumbi et se réunissent pour échanger sur les résultats des différentes étapes :</text:p>
            <text:p/>
            <text:p>« État de l’art » : identifier des sources, des biographies, pour aider à définir le concept du racisme car analyser le racisme en France et au Brésil est totalement différent du fait de nos cultures et de l’histoire respective des deux pays.</text:p>
            <text:p>« Collecte des données sur le web / Web Scrapping » : collecter des articles de presse (mode, sports cinéma), des sites web français et brésiliens.</text:p>
            <text:p>Stocker les données trouvées depuis chaque article et site web et en créer une base de données</text:p>
            <text:p>A partir de septembre : commencer la modélisation, analyse NLP, analyse des discours</text:p>
            <text:p>Créer un modèle de recherche pour présenter la modélisation et les articles collectés</text:p>
            <text:p>Actuellement, les équipes travaillent sur l’étape 2, le Web Scrapping pour préparer ensuite l’analyse.</text:p>
            <text:p/>
            <text:p>A la fin du projet, en décembre 2021, les résultats seront publiés et présentés au Congrès International de Data Science, devant des étudiants, des chercheurs, des doctorants…</text:p>
          </table:table-cell>
          <table:table-cell office:value-type="string" table:style-name="ce1">
            <text:p>Infos</text:p>
          </table:table-cell>
          <table:table-cell office:value-type="string" table:style-name="ce1">
            <text:p>https://www.estiam.education/wp-content/uploads/2021/06/PhilippePasquali.png</text:p>
          </table:table-cell>
          <table:table-cell table:number-columns-repeated="249" table:style-name="ce2"/>
          <table:table-cell table:number-columns-repeated="16128"/>
        </table:table-row>
        <table:table-row table:style-name="ro1">
          <table:table-cell office:value-type="string" table:style-name="ce1">
            <text:p>W7</text:p>
          </table:table-cell>
          <table:table-cell office:value-type="string" table:style-name="ce1">
            <text:p>W16F0-cFSpelq49.NoKE7g</text:p>
          </table:table-cell>
          <table:table-cell office:value-type="float" office:value="44313.5" table:style-name="ce1">
            <text:p>44313,5</text:p>
          </table:table-cell>
          <table:table-cell office:value-type="string" table:style-name="ce1">
            <text:p>Comment l’Éstiam forme au métier d’ingénieur informatique</text:p>
            <text:p/>
          </table:table-cell>
          <table:table-cell office:value-type="string" table:style-name="ce1">
            <text:p>À l’heure où le digital accélère l’évolution des métiers, les formations en informatique attirent de plus en plus d’étudiants. En effet, à elles seules, elles représentent plus de 16% des effectifs des formations d’ingénieurs.</text:p>
            <text:p/>
            <text:p>Aujourd’hui les profils informatiques, comme celui d’ingénieur informatique, sont très recherchés dans de nombreux, voire tous les secteurs d’activités, et deviennent ainsi incontournables. On y retrouve notamment parmi ces derniers, les secteurs de la Finance, du retail (e-Commerce), de l’Industrie et des Médias.</text:p>
            <text:p/>
            <text:p>En effet, la fonction d’ingénieur informatique, ou ingénieur informaticien, est en constante évolution et ses domaines d’interventions sont de plus en plus variés.</text:p>
            <text:p/>
            <text:p>Qu'est-ce qu'un ingénieur informatique ?</text:p>
            <text:p>ingénieur informatique</text:p>
            <text:p>Avant toute chose, le terme d’ingénieur informatique peut recouvrir plusieurs métiers ce qui rend son périmètre d’intervention vaste, comprenant de nombreuses spécialités.</text:p>
            <text:p/>
            <text:p>Par conséquent, la fonction d’ingénieur informatique ne s’exerce pas de la même manière pour tous. En effet, au sein des services informatiques de petite taille, cette fonction exige une grande polyvalence.<text:s/></text:p>
            <text:p/>
            <text:p/>
            <text:p>Et à l’inverse au sein des services de taille plus importante, les spécialisations de l'ingénieur informatique sont plus nombreuses, il sera concentré donc sur un domaine d’intervention précis.</text:p>
            <text:p/>
            <text:p>Différentes fonctions et missions peuvent lui être confiées comme :</text:p>
            <text:p/>
            <text:p>Ingénieur en systèmes d’information, chef de projets jeux vidéo / gaming : participer à la conception, au développement des logiciels informatiques et en assurer l’évolution et la maintenance</text:p>
            <text:p>Big Data / Data Scientist : développer des logiciels de gestions de données, assurer le bon fonctionnement du système informatique<text:s/></text:p>
            <text:p>Ingénieur réseaux et télécoms : développer les techniques de communications (téléphone sur IP, internet, objets connectés, IoT ou autres)<text:s/></text:p>
            <text:p>Ingénieur en informatique industrielle ou roboticien : concevoir et développer des machines ou des robots d’un atelier de production</text:p>
            <text:p>Ingénieur logiciel, informaticien de gestion : créer des applications de comptabilité, de gestion des stocks ou des sites web<text:s text:c="2"/></text:p>
            <text:p>DevOps, Ingénieur cybersécurité : mettre en ligne (DevOps) et auditer le niveau de sécurité et analyser les défaillances de sécurité d’un système informatique et/ou des applications web, et proposer des solutions pour le sécuriser</text:p>
            <text:p>Ingénieur en intelligence artificielle (IA) : développer des machines informatiques complexes étant capable d’apporter un raisonnement au plus proche de celui de l’Homme<text:s/></text:p>
            <text:p>Les formations Éstiam qui mènent vers le métier d’ingénieur informatique</text:p>
            <text:p/>
            <text:p>Quoi de mieux que des pros pour se former au métier d’ingénieur informatique ?<text:s/></text:p>
            <text:p/>
            <text:p>Des pros, pas des profs : l’école propose des programmes à partir du niveau Bac jusqu’à Bac+5 (avec 2 titres RNCP), par un enseignement professionnalisant reposant sur une équipe pédagogique constituée de professionnels de l’informatique qui partagent leur passion du métier de l’informatique.</text:p>
            <text:p/>
            <text:p>Le cursus Master of Science s’étend sur 5 ans.</text:p>
            <text:p/>
            <text:p>L’école crée une relation individualisée entre chaque étudiant et ses formateurs, grâce à des classes à effectifs réduits : 15 élèves maximum par classe en 1ère et 2ème année et jusqu’à 25 élèves par classe à partir de la 3ème année.</text:p>
            <text:p/>
            <text:p>Aussi, dès leur 3ème année, les étudiants sont plongés au cœur du monde du travail, puisque l’école leur propose de suivre leur cursus en alternance, avec un rythme de 4 jours par semaine en entreprise. D’ailleurs, l’Éstiam compte pas moins de 600 entreprises partenaires (Canal+, Danone, Microsoft, Carrefour, Orange, Capgemini, Société Générale, Nokia, PSA, Banque de France…).</text:p>
            <text:p/>
            <text:p>Les métiers du secteur informatique, qui se pratiquent dans un grand nombre de secteurs d’activité et environnements différents, sont, par nature, en perpétuelle évolution et les nouvelles technologies et méthodes progressent à vitesse grand V. Dans ce contexte, l’Éstiam, l’école d’informatique appliquée aux métiers, propose un programme d’études pragmatique, moderne, progressif et constamment mis à jour. Grâce à des méthodes innovantes et un enseignement professionnalisant, l’Éstiam accompagne la transformation digitale des entreprises et des métiers.</text:p>
            <text:p/>
            <text:p>Au début de sa 3ème année de parcours technologique à l’Éstiam, l’étudiant pourra choisir parmi 3 spécialisations professionnalisantes : Cyber crime &amp; forensics, Data &amp; application design et Cyber security, cloud, systems &amp; networks.<text:s/></text:p>
            <text:p/>
            <text:p>2 MBA ont également été créés, accessibles en 4ème année : le MBA Data Solutions Architect &amp; NWoW focalisé sur les métiers de la Data, du Machine Learning et de l’intelligence artificielle et accessible aux étudiants de toutes filières; et le MBA IT Business Manager dédié au métier d’Ingénieur d’Affaires en ESN.</text:p>
            <text:p/>
            <text:p>Tous nos Cursus Métiers (Finance, e-Industries, Digital Media, Retail) sont disponibles dans le cadre de nos MBA.</text:p>
            <text:p/>
            <text:p/>
          </table:table-cell>
          <table:table-cell office:value-type="string" table:style-name="ce1">
            <text:p>Infos</text:p>
          </table:table-cell>
          <table:table-cell office:value-type="string" table:style-name="ce1">
            <text:p>https://www.estiam.education/wp-content/uploads/2021/04/Ingenieur-informatique.jpg</text:p>
          </table:table-cell>
          <table:table-cell table:number-columns-repeated="249" table:style-name="ce2"/>
          <table:table-cell table:number-columns-repeated="16128"/>
        </table:table-row>
        <table:table-row table:style-name="ro1">
          <table:table-cell office:value-type="string" table:style-name="ce1">
            <text:p>W4</text:p>
          </table:table-cell>
          <table:table-cell office:value-type="string" table:style-name="ce1">
            <text:p>6VIuCQf-R-KPRuIAl1ij7Q</text:p>
          </table:table-cell>
          <table:table-cell office:value-type="float" office:value="44363.5" table:style-name="ce1">
            <text:p>44363,5</text:p>
          </table:table-cell>
          <table:table-cell office:value-type="string" table:style-name="ce1">
            <text:p>L’Éstiam participe au Hack Commit Push</text:p>
          </table:table-cell>
          <table:table-cell office:value-type="string" table:style-name="ce1">
            <text:p>Samedi 29 mai dernier, L’Éstiam a participé au HCP, le Hack Commit Push 2021. Les participants, quel que soit leur niveau, contribuent au développement de plusieurs projets autour de l’open source.</text:p>
            <text:p/>
            <text:p>Basé sur un dispositif de formation alliant pédagogie active et analyse réflexive, cet exercice permet aux étudiants de vivre une expérience enrichissante. Participer à ce hackathon, c’est l’occasion pour les étudiants de l’Éstiam de mobiliser leurs connaissances, de travailler en équipe et de partager leurs compétences dans une ambiance ludique.<text:s/></text:p>
            <text:p/>
            <text:p>Une vingtaine d’Éstiamiens de toutes les promos d’Éstiam Paris se sont jetés à l’eau et ont pu choisir entre 22 projets.</text:p>
            <text:p/>
            <text:p>Lors de ce Hack Commit Push, tous les échanges ont eu lieu sur Discord, et les participants ont utilisé de façon intensive WordAdventure, un outil de travail collaboratif.</text:p>
            <text:p/>
            <text:p>La journée a commencé par une introduction et une présentation rapide des 22 projets, et des technologies mises en œuvre, comme Apache Maven, NEO4J ou Open JDK. En deuxième partie de matinée, les étudiants ont eu le choix entre commencer à travailler sur leurs projets respectifs ou participer à une formation de 2h pour découvrir ou se perfectionner sur GIT et NEO4J.</text:p>
            <text:p/>
            <text:p>Les projets finalisés seront mis à disposition de la communauté Open Source.<text:s/></text:p>
          </table:table-cell>
          <table:table-cell office:value-type="string" table:style-name="ce1">
            <text:p>Infos</text:p>
          </table:table-cell>
          <table:table-cell office:value-type="string" table:style-name="ce1">
            <text:p>https://www.estiam.education/wp-content/uploads/2021/06/hcp_ban.jpg</text:p>
          </table:table-cell>
          <table:table-cell table:number-columns-repeated="249" table:style-name="ce2"/>
          <table:table-cell table:number-columns-repeated="16128"/>
        </table:table-row>
        <table:table-row table:style-name="ro1">
          <table:table-cell office:value-type="string" table:style-name="ce1">
            <text:p>V</text:p>
          </table:table-cell>
          <table:table-cell office:value-type="string" table:style-name="ce1">
            <text:p>COa1Z99rQFCAi2SiutWhFg</text:p>
          </table:table-cell>
          <table:table-cell office:value-type="float" office:value="44446.5" table:style-name="ce1">
            <text:p>44446,5</text:p>
          </table:table-cell>
          <table:table-cell office:value-type="string" table:style-name="ce1">
            <text:p>Portrait de Mohamed Ali BOUKHRIS, Alumnus Éstiam promo 2018 et Responsable d’application et Chef de projet chez BNP Paribas</text:p>
          </table:table-cell>
          <table:table-cell office:value-type="string" table:style-name="ce1">
            <text:p>"Pour le cursus métier Finance. J’ai pu apprendre davantage sur ce secteur et notamment sur la partie banque. J’ai d’ailleurs intégré BNP Paribas grâce à ce parcours. Le cursus était vraiment intéressant et passionnant. J’y ai trouvé ma voie."</text:p>
            <text:p/>
            <text:p><text:s/></text:p>
            <text:p/>
            <text:p>MOHAMED ALI BOUKHRIS</text:p>
            <text:p>Mohamed Ali Boukhris, alumnus éstiam promo 2018, nous en dit plus sur son parcours à l’éstiam, sa carrière chez BNP Paribas et évoque les cours qui l’ont marqué.</text:p>
            <text:p/>
            <text:p>Peux-tu te présenter ?</text:p>
            <text:p>MAB : Je m’appelle Mohamed Ali Boukhris et je suis diplômé depuis l’année 2018 de l’éstiam. En 2016, j’ai commencé mon alternance chez BNP Paribas. Elle a duré 2 ans et j’ai été ensuite embauché en CDI. Je suis responsable d’application et chef de projet. Je travaille sur les distributeurs, sur le développement d’applications notamment de statistiques, de supervision des automates et des états des lieux.</text:p>
            <text:p/>
            <text:p>Quel cursus métier as-tu choisi à l’éstiam ?</text:p>
            <text:p>MAB : Lors de ma première année à l’éstiam j’ai suivi le cursus finance puis j’ai suivi le cursus Data en deuxième année. J’ai voulu suivre les 2 cursus car il était difficile pour moi de choisir. Les 2 programmes étaient intéressants et finalement ils me sont complémentaires dans mon métier d’aujourd’hui.</text:p>
            <text:p/>
            <text:p>Pourquoi avoir choisi l’éstiam ?</text:p>
            <text:p>MAB : Pour le cursus métier Finance. J’ai pu apprendre davantage sur ce secteur et notamment sur la partie banque. J’ai d’ailleurs intégré BNP Paribas grâce à ce parcours. Le cursus était vraiment intéressant et passionnant. J’y ai trouvé ma voie.</text:p>
            <text:p/>
            <text:p>Raconte-nous un souvenir fort à l’éstiam ?</text:p>
            <text:p>MAB : Mis à part le baby-foot ? 😃 On a passé pleins de moments forts avec Olivier Comes, tous les enseignants et les camarades aussi. L’ensemble de mon parcours est un souvenir unique.</text:p>
            <text:p/>
            <text:p>Quelle est la force de l’école ?</text:p>
            <text:p>MAB : L’éstiam est à jour par rapport au marché. L’école évolue en même temps que les secteurs d’activités et on intègre le monde du travail sans appréhension. On peut mettre en pratique ce que l’on apprend à l’école. Cette méthode agile est pour moi la meilleure.</text:p>
            <text:p/>
            <text:p>Où te vois-tu dans 10 ans ?</text:p>
            <text:p>MAB : Je souhaiterais être entrepreneur. J’aimerais ouvrir mon entreprise, une boite de conseil par exemple mais pourquoi pas dans un autre secteur. On verra.</text:p>
          </table:table-cell>
          <table:table-cell office:value-type="string" table:style-name="ce1">
            <text:p>infos</text:p>
          </table:table-cell>
          <table:table-cell office:value-type="string" table:style-name="ce1">
            <text:p>https://www.estiam.education/wp-content/uploads/2021/09/MicrosoftTeams-image-120.jpg</text:p>
          </table:table-cell>
          <table:table-cell table:number-columns-repeated="249" table:style-name="ce2"/>
          <table:table-cell table:number-columns-repeated="16128"/>
        </table:table-row>
        <table:table-row table:style-name="ro1">
          <table:table-cell office:value-type="string" table:style-name="ce1">
            <text:p>W8</text:p>
          </table:table-cell>
          <table:table-cell office:value-type="string" table:style-name="ce1">
            <text:p>mdo.KfdfTO60g3ABiu.c6Q</text:p>
          </table:table-cell>
          <table:table-cell office:value-type="float" office:value="44306.5" table:style-name="ce1">
            <text:p>44306,5</text:p>
          </table:table-cell>
          <table:table-cell office:value-type="string" table:style-name="ce1">
            <text:p>Portrait de Renaud RACINET, Alumnus Éstiam 2019 et Développeur Full Stack (NodeJs, Angular, React) chez Qwest TV</text:p>
          </table:table-cell>
          <table:table-cell office:value-type="string" table:style-name="ce1">
            <text:p>"Les cours étaient diversifiés avec un peu d’IoT, mais surtout des projets sur le développement et les cours à l’INA, où l’on découvre que l’informatique s’est largement ouverte à l’univers de l’audiovisuel. "</text:p>
            <text:p/>
            <text:p>RENAUD RACINET</text:p>
            <text:p>À l’Éstiam, les alumni ont tout de suite pu intégrer une entreprise à la sortie de leur étude. Renaud nous en dit plus sur son poste, son entreprise et pourquoi il a choisi l’Éstiam.</text:p>
            <text:p/>
            <text:p>Décris ton poste (tes missions) et ton entreprise :<text:s/></text:p>
            <text:p>Renaud Racinet : Je suis Développeur Full Stack (NodeJs, Angular, React) chez Qwest TV. Il s’agit d’une plateforme en ligne de vidéos de musique jazz, classique et mix (musique électro et urbaine), créée en 2017 par Reza Ackbaraly et Quincy Jones (le célèbre producteur américain). Elle a débuté avec un crowdfunding sur Kickstarter. Ils ont récolté près 140 000 dollars US pour lancer le projet. Depuis août 2020, nous sommes présents sur les télés connectées SAMSUNG (SAMSUNG TV+) et quelques Set-Top Boxes comme Roku.<text:s/></text:p>
            <text:p/>
            <text:p>Nous diffusons pour le moment en 5 langues mais dans les semaines à venir d’autres s’ajouteront, il y aura du nouveau contenu et nous serons sur d’autres grandes marques de téléviseurs. Je suis le seul développeur sur site, à temps plein et je dépends du CTO (Sylvain Barthélemy) de Qwest TV. Il m’a suivi durant ma formation à l’Éstiam. Je m’occupe de la gestion des métadonnées des programmes diffusés sur les différentes chaînes en OTT, de leurs communications avec les SI des différents fournisseurs, et une partie des processus d’encodages qui vont sur les plateformes SVOD et OTT.</text:p>
            <text:p/>
            <text:p>C’est un travail prenant et les missions qui me sont confiées sont diverses.</text:p>
            <text:p/>
            <text:p>J’ai recruté, il y a quelques mois, un étudiant de l’Éstiam, Alexandre Benali, un jeune de 20 ans qui vient gonfler les rangs destechniciens au sein de Qwest TV. Il est déjà autonome et déterminé. On est très fier qu’il ait choisi de nous rejoindre.    </text:p>
            <text:p/>
            <text:p>Pourquoi avoir choisi l’Éstiam ?</text:p>
            <text:p>R.R : J’ai choisi l’Éstiam suite à la rencontre d’un étudiant, que j’ai croisé par hasard. On a pu discuter de la formation et des cours qu’il a suivi. Ensuite, ma rencontre de pré-inscription, avec Olivier Comes (Président de l’école) m’a convaincu. Malgré les difficultés rencontrées lors de mes recherches d’entreprise, ma détermination et un coup de pouce m’ont permis de rejoindre le Master, cursus « Digital Media ». Les cours étaient diversifiés avec un peu d’IoT, mais surtout des projets sur le développement et les cours à l’INA, où l’on découvre que l’informatique s’est largement ouverte à l’univers de l’audiovisuel. Nous avons étudié les différents signaux audios, vidéos et l’encodage pour différents supports numériques (smartphone, tablette, télévision HD et 4K).    </text:p>
            <text:p/>
            <text:p>Raconte-nous un souvenir fort de l’Éstiam</text:p>
            <text:p>R.R : Mon premier rendu collectif fait pendant le « Bootcamp ». C’était un devoir sur l’organisation et la planification d’un évènement avec d’autres étudiants qui n’étaient pas de mon cursus et n’avaient pas le même âge non plus. Le cours s’est bien passé, nous avons travaillé naturellement ensemble avec les points forts de chacun, mon background dans les arts graphiques nous a été d’une grande aide. J’ai contribué à la communication de notre évènement avec des pré-maquettes d’affiches et de flyers.</text:p>
          </table:table-cell>
          <table:table-cell office:value-type="string" table:style-name="ce1">
            <text:p>Infos</text:p>
          </table:table-cell>
          <table:table-cell office:value-type="string" table:style-name="ce1">
            <text:p>https://www.estiam.education/wp-content/uploads/2021/04/Renaud_Racinet.jpg</text:p>
          </table:table-cell>
          <table:table-cell table:number-columns-repeated="249" table:style-name="ce2"/>
          <table:table-cell table:number-columns-repeated="16128"/>
        </table:table-row>
        <table:table-row table:style-name="ro1">
          <table:table-cell office:value-type="string" table:style-name="ce1">
            <text:p>W5</text:p>
          </table:table-cell>
          <table:table-cell office:value-type="string" table:style-name="ce1">
            <text:p>Sd7A.1TVRLyJ6FKRYlNFhg</text:p>
          </table:table-cell>
          <table:table-cell office:value-type="float" office:value="44343.5" table:style-name="ce1">
            <text:p>44343,5</text:p>
          </table:table-cell>
          <table:table-cell office:value-type="string" table:style-name="ce1">
            <text:p>Portrait de Franck Michael Kone, Alumnus Éstiam 2018 et Consultant IT Réseaux et Télécom chez AFD Tech</text:p>
          </table:table-cell>
          <table:table-cell office:value-type="string" table:style-name="ce1">
            <text:p>"On devait réaliser une application virtuelle. C’est quelque chose qui m’a beaucoup marqué car on est parti de 0. On ne savait absolument rien de la technologie. On a beaucoup appris et on est monté en compétences là-dessus."</text:p>
            <text:p/>
            <text:p/>
            <text:p>FRANCK MICHAEL KONÉ</text:p>
            <text:p>Franck Michael Koné, alumnus Éstiam promo 2018, nous en dit plus sur son parcours à l’Éstiam, sa carrière et sa participation aux différents projets de l’école.</text:p>
            <text:p/>
            <text:p>Peux-tu te présenter ?</text:p>
            <text:p/>
            <text:p>Moi, c’est Franck Michael Kone, j’ai intégré l’Éstiam en 2018 pour effectuer mon Master en spécialisation Network &amp; System Management. J’ai réalisé mon cursus en alternance chez Carrefour pendant 2 ans. J’ai eu ensuite une proposition de poste chez AFD Tech. Un contrat que j’ai signé un mois avant la fin de mon alternance. Pour l’instant, je suis en inter contrat mais en cours de process pour intégrer un client. On me propose plusieurs missions. J’ai l’embarras du choix.</text:p>
            <text:p/>
            <text:p>Pourquoi avoir choisi l’Éstiam ?</text:p>
            <text:p/>
            <text:p>En arrivant en France, j’ai intégré une première école d’ingénieur à Troyes où j’ai étudié l’ingénierie industrielle. J’ai toujours été passionné d’informatique et j’avais quelques connaissances dans tout ce qui est réseaux. J’ai voulu me spécialiser davantage. <text:s/>On m’a rapidement parlé de l’Éstiam et des cursus spécialisés. J’ai donc postulé et j’ai eu la chance d’être accepté.</text:p>
            <text:p/>
            <text:p>Raconte-nous un souvenir fort à l’Éstiam.</text:p>
            <text:p/>
            <text:p>C’était pendant un projet où toutes les promos et les spécialités étaient mélangées. On devait réaliser une application virtuelle. C’est quelque chose qui m’a beaucoup marqué car on est parti de 0. On ne savait absolument rien de la technologie. On a beaucoup appris et on est monté en compétences là-dessus.</text:p>
            <text:p>Les hackathons sont également des passages obligés à l’Éstiam. Cela nous a permis de donner nos différentes idées, de réfléchir ensemble et de travailler en parfaite symbiose.</text:p>
            <text:p/>
            <text:p/>
          </table:table-cell>
          <table:table-cell office:value-type="string" table:style-name="ce1">
            <text:p>Infos</text:p>
          </table:table-cell>
          <table:table-cell office:value-type="string" table:style-name="ce1">
            <text:p>https://www.estiam.education/wp-content/uploads/2021/05/Franck_Michael_KONE.png</text:p>
          </table:table-cell>
          <table:table-cell table:number-columns-repeated="249" table:style-name="ce2"/>
          <table:table-cell table:number-columns-repeated="16128"/>
        </table:table-row>
        <table:table-row table:style-name="ro1">
          <table:table-cell office:value-type="string" table:style-name="ce1">
            <text:p>W1</text:p>
          </table:table-cell>
          <table:table-cell office:value-type="string" table:style-name="ce1">
            <text:p>VLiDheh4R7mvRu-dGuhYvg</text:p>
          </table:table-cell>
          <table:table-cell office:value-type="float" office:value="44398.5" table:style-name="ce1">
            <text:p>44398,5</text:p>
          </table:table-cell>
          <table:table-cell office:value-type="string" table:style-name="ce1">
            <text:p>Portrait de Laye Mory KEITA, Alumnus Éstiam 2019 et Ingénieur études et développement BI chez Stelliant</text:p>
          </table:table-cell>
          <table:table-cell office:value-type="string" table:style-name="ce1">
            <text:p>"Je voulais appliquer ce que j’apprenais en entreprise et m’impliquer davantage.</text:p>
            <text:p/>
            <text:p>L’Éstiam proposait exactement ce que je recherchais : la possibilité d’apprendre encore plus et surtout de mettre en pratique cet enseignement en alternance."</text:p>
            <text:p/>
            <text:p/>
            <text:p>LAYE MORY KEITA</text:p>
            <text:p>Laye Mory KEITA, alumnus Éstiam promo 2019, nous en dit plus sur son parcours à l’Éstiam, sa carrière chez Stelliant et évoque l’ambiance de l’école et sa participation aux hackathons comme deux de ses meilleurs souvenirs.<text:s/></text:p>
            <text:p/>
            <text:p>Peux-tu te présenter ?<text:s/></text:p>
            <text:p/>
            <text:p>LMK : Je suis Keita Laye Mory, promo 2019, j’ai suivi le cursus métier Digital Media / Big Data &amp; BI. J’ai effectué mon alternance chez Stelliant, une compagnie d’assurance. Ils envoient principalement sur le terrain des experts pour les assureurs, ils s’occupent de l’expertise et de la gestion des sinistres (dégât des eaux ou de grande envergure). Aujourd’hui je suis toujours dans cette entreprise en CDI en tant qu’Ingénieur études et développement BI. Mon travail est d’exploiter les données disponibles générées par l’activité et qui sont remontées via nos experts avec des outils de BI et des ETL. L’objectif est de permettre à l’entreprise d’utiliser ces données pour accroitre les performances et faciliter le travail sur le terrain.</text:p>
            <text:p/>
            <text:p>Pourquoi avoir choisi l’Éstiam ?</text:p>
            <text:p/>
            <text:p>LMK : J’avais déjà un Master à la Fac mais je voulais avoir un plus gros bagage pour intégrer le monde professionnel. Je voulais appliquer ce que j’apprenais en entreprise et m’impliquer davantage. L’Éstiam proposait exactement ce que je recherchais : la possibilité d’apprendre encore plus et surtout de mettre en pratique cet enseignement en alternance.</text:p>
            <text:p/>
            <text:p>Raconte-nous un souvenir fort à l’Éstiam</text:p>
            <text:p/>
            <text:p>LMK : J’ai beaucoup aimé participer à deux hackathons durant mes études à l’Éstiam. Cela m’a permis de faire des rencontres et de travailler sur de vrais projets. J’ai pu travailler en équipe et imaginer des nouveaux concepts durant une semaine. Nous avons réfléchi pour le compte de grandes entreprises notamment avec la Société du Grand Paris et Ile-de-France Mobilités. J’ai beaucoup de souvenir ici, il y avait une bonne ambiance à l’Éstiam. C’était des conditions idéales.<text:s/></text:p>
            <text:p/>
            <text:p/>
          </table:table-cell>
          <table:table-cell office:value-type="string" table:style-name="ce1">
            <text:p>Infos</text:p>
          </table:table-cell>
          <table:table-cell office:value-type="string" table:style-name="ce1">
            <text:p>https://www.estiam.education/wp-content/uploads/2021/07/Photo_Laye_Mory_Keita-scaled.jpeg</text:p>
          </table:table-cell>
          <table:table-cell table:number-columns-repeated="249" table:style-name="ce2"/>
          <table:table-cell table:number-columns-repeated="16128"/>
        </table:table-row>
        <table:table-row table:number-rows-repeated="1048564" table:style-name="ro1">
          <table:table-cell table:number-columns-repeated="16384"/>
        </table:table-row>
      </table:table>
      <table:table table:name="Users" table:style-name="ta1">
        <table:table-column table:style-name="co4" table:number-columns-repeated="256" table:default-cell-style-name="ce2"/>
        <table:table-column table:style-name="co4" table:number-columns-repeated="16128" table:default-cell-style-name="ce1"/>
        <table:table-row table:style-name="ro1">
          <table:table-cell office:value-type="string" table:style-name="ce3">
            <text:p>$rowIndex</text:p>
          </table:table-cell>
          <table:table-cell office:value-type="string" table:style-name="ce3">
            <text:p>🔒 Row ID</text:p>
          </table:table-cell>
          <table:table-cell office:value-type="string" table:style-name="ce3">
            <text:p>Email</text:p>
          </table:table-cell>
          <table:table-cell office:value-type="string" table:style-name="ce3">
            <text:p>First Name</text:p>
          </table:table-cell>
          <table:table-cell office:value-type="string" table:style-name="ce3">
            <text:p>Last Name</text:p>
          </table:table-cell>
          <table:table-cell office:value-type="string" table:style-name="ce3">
            <text:p>Title</text:p>
          </table:table-cell>
          <table:table-cell office:value-type="string" table:style-name="ce3">
            <text:p>Role</text:p>
          </table:table-cell>
          <table:table-cell office:value-type="string" table:style-name="ce3">
            <text:p>Photo</text:p>
          </table:table-cell>
          <table:table-cell office:value-type="string" table:style-name="ce3">
            <text:p>Region</text:p>
          </table:table-cell>
          <table:table-cell office:value-type="string" table:style-name="ce3">
            <text:p>Phone</text:p>
          </table:table-cell>
          <table:table-cell table:number-columns-repeated="246" table:style-name="ce4"/>
          <table:table-cell table:number-columns-repeated="16128" table:style-name="ce3"/>
        </table:table-row>
        <table:table-row table:style-name="ro1">
          <table:table-cell office:value-type="string" table:style-name="ce1">
            <text:p>W4</text:p>
          </table:table-cell>
          <table:table-cell office:value-type="string" table:style-name="ce1">
            <text:p>Vf19zcENRmuLNYTAayJsuQ</text:p>
          </table:table-cell>
          <table:table-cell office:value-type="string" table:style-name="ce1">
            <text:p>elina@example.com</text:p>
          </table:table-cell>
          <table:table-cell office:value-type="string" table:style-name="ce1">
            <text:p>Elina</text:p>
          </table:table-cell>
          <table:table-cell office:value-type="string" table:style-name="ce1">
            <text:p>Smith</text:p>
          </table:table-cell>
          <table:table-cell office:value-type="string" table:style-name="ce1">
            <text:p>Buyer</text:p>
          </table:table-cell>
          <table:table-cell office:value-type="string" table:style-name="ce1">
            <text:p>Sales Rep</text:p>
          </table:table-cell>
          <table:table-cell office:value-type="string" table:style-name="ce1">
            <text:p>https://storage.googleapis.com/glide-prod.appspot.com/uploads-v2/q3T1vno9QFrOU1K6qA5w/pub/ktG6ZgZ8VCZPyAS90Icq.png</text:p>
          </table:table-cell>
          <table:table-cell office:value-type="string" table:style-name="ce1">
            <text:p>West</text:p>
          </table:table-cell>
          <table:table-cell office:value-type="float" office:value="7456724130" table:style-name="ce1">
            <text:p>7456724130</text:p>
          </table:table-cell>
          <table:table-cell table:number-columns-repeated="246" table:style-name="ce2"/>
          <table:table-cell table:number-columns-repeated="16128"/>
        </table:table-row>
        <table:table-row table:style-name="ro1">
          <table:table-cell office:value-type="string" table:style-name="ce1">
            <text:p>W1</text:p>
          </table:table-cell>
          <table:table-cell office:value-type="string" table:style-name="ce1">
            <text:p>36oUkFz.SrC4PPQL2qd61w</text:p>
          </table:table-cell>
          <table:table-cell office:value-type="string" table:style-name="ce1">
            <text:p>alan@example.com</text:p>
          </table:table-cell>
          <table:table-cell office:value-type="string" table:style-name="ce1">
            <text:p>Alan</text:p>
          </table:table-cell>
          <table:table-cell office:value-type="string" table:style-name="ce1">
            <text:p>Eijk</text:p>
          </table:table-cell>
          <table:table-cell office:value-type="string" table:style-name="ce1">
            <text:p>Copywriter</text:p>
          </table:table-cell>
          <table:table-cell office:value-type="string" table:style-name="ce1">
            <text:p>Sales Rep</text:p>
          </table:table-cell>
          <table:table-cell office:value-type="string" table:style-name="ce1">
            <text:p>https://storage.googleapis.com/glide-prod.appspot.com/uploads-v2/q3T1vno9QFrOU1K6qA5w/pub/ghqA48zklHqTd8VdiVse.jpeg</text:p>
          </table:table-cell>
          <table:table-cell office:value-type="string" table:style-name="ce1">
            <text:p>East</text:p>
          </table:table-cell>
          <table:table-cell office:value-type="float" office:value="7456738104" table:style-name="ce1">
            <text:p>7456738104</text:p>
          </table:table-cell>
          <table:table-cell table:number-columns-repeated="246" table:style-name="ce2"/>
          <table:table-cell table:number-columns-repeated="16128"/>
        </table:table-row>
        <table:table-row table:style-name="ro1">
          <table:table-cell office:value-type="string" table:style-name="ce1">
            <text:p>W2</text:p>
          </table:table-cell>
          <table:table-cell office:value-type="string" table:style-name="ce1">
            <text:p>BWPdrYuATAGvOc27EMp8mQ</text:p>
          </table:table-cell>
          <table:table-cell office:value-type="string" table:style-name="ce1">
            <text:p>christina@example.com</text:p>
          </table:table-cell>
          <table:table-cell office:value-type="string" table:style-name="ce1">
            <text:p>Christina</text:p>
          </table:table-cell>
          <table:table-cell office:value-type="string" table:style-name="ce1">
            <text:p>Wallace</text:p>
          </table:table-cell>
          <table:table-cell office:value-type="string" table:style-name="ce1">
            <text:p>Videograpy</text:p>
          </table:table-cell>
          <table:table-cell office:value-type="string" table:style-name="ce1">
            <text:p>Sales Rep</text:p>
          </table:table-cell>
          <table:table-cell office:value-type="string" table:style-name="ce1">
            <text:p>https://storage.googleapis.com/glide-prod.appspot.com/uploads-v2/q3T1vno9QFrOU1K6qA5w/pub/l8aLfrVERmY58sOB9fYX.jpeg</text:p>
          </table:table-cell>
          <table:table-cell office:value-type="string" table:style-name="ce1">
            <text:p>East</text:p>
          </table:table-cell>
          <table:table-cell office:value-type="float" office:value="7456714464" table:style-name="ce1">
            <text:p>7456714464</text:p>
          </table:table-cell>
          <table:table-cell table:number-columns-repeated="246" table:style-name="ce2"/>
          <table:table-cell table:number-columns-repeated="16128"/>
        </table:table-row>
        <table:table-row table:style-name="ro1">
          <table:table-cell office:value-type="string" table:style-name="ce1">
            <text:p>W3</text:p>
          </table:table-cell>
          <table:table-cell office:value-type="string" table:style-name="ce1">
            <text:p>5BNi1zT3TmKUVFWzBG-9Iw</text:p>
          </table:table-cell>
          <table:table-cell office:value-type="string" table:style-name="ce1">
            <text:p>derek@example.com</text:p>
          </table:table-cell>
          <table:table-cell office:value-type="string" table:style-name="ce1">
            <text:p>Derek</text:p>
          </table:table-cell>
          <table:table-cell office:value-type="string" table:style-name="ce1">
            <text:p>Jaston</text:p>
          </table:table-cell>
          <table:table-cell office:value-type="string" table:style-name="ce1">
            <text:p>Event Manager</text:p>
          </table:table-cell>
          <table:table-cell office:value-type="string" table:style-name="ce1">
            <text:p>Sales Rep</text:p>
          </table:table-cell>
          <table:table-cell office:value-type="string" table:style-name="ce1">
            <text:p>https://storage.googleapis.com/glide-prod.appspot.com/uploads-v2/q3T1vno9QFrOU1K6qA5w/pub/2rl8c70qCmVdJBh9EUXy.png</text:p>
          </table:table-cell>
          <table:table-cell office:value-type="string" table:style-name="ce1">
            <text:p>West</text:p>
          </table:table-cell>
          <table:table-cell office:value-type="float" office:value="7456709362" table:style-name="ce1">
            <text:p>7456709362</text:p>
          </table:table-cell>
          <table:table-cell table:number-columns-repeated="246" table:style-name="ce2"/>
          <table:table-cell table:number-columns-repeated="16128"/>
        </table:table-row>
        <table:table-row table:style-name="ro1">
          <table:table-cell office:value-type="string" table:style-name="ce1">
            <text:p>V</text:p>
          </table:table-cell>
          <table:table-cell office:value-type="string" table:style-name="ce1">
            <text:p>kT2vv2u1QBGa5lI8AQ1xnQ</text:p>
          </table:table-cell>
          <table:table-cell office:value-type="string" table:style-name="ce1">
            <text:p>kodadnadiaa@gmail.com</text:p>
          </table:table-cell>
          <table:table-cell office:value-type="string" table:style-name="ce1">
            <text:p>Nadia</text:p>
          </table:table-cell>
          <table:table-cell office:value-type="string" table:style-name="ce1">
            <text:p>Kodad</text:p>
          </table:table-cell>
          <table:table-cell office:value-type="string" table:style-name="ce1">
            <text:p>Etudiante</text:p>
          </table:table-cell>
          <table:table-cell table:style-name="ce2"/>
          <table:table-cell office:value-type="string" table:style-name="ce1">
            <text:p>https://storage.googleapis.com/glide-prod.appspot.com/uploads-v2/q3T1vno9QFrOU1K6qA5w/pub/IxFUNFZrmeG3TsbcYoz2.jpeg</text:p>
          </table:table-cell>
          <table:table-cell office:value-type="string" table:style-name="ce1">
            <text:p>Corporate Office</text:p>
          </table:table-cell>
          <table:table-cell office:value-type="float" office:value="7456751934" table:style-name="ce1">
            <text:p>7456751934</text:p>
          </table:table-cell>
          <table:table-cell table:number-columns-repeated="246" table:style-name="ce2"/>
          <table:table-cell table:number-columns-repeated="16128"/>
        </table:table-row>
        <table:table-row table:style-name="ro1">
          <table:table-cell office:value-type="string" table:style-name="ce1">
            <text:p>W6</text:p>
          </table:table-cell>
          <table:table-cell office:value-type="string" table:style-name="ce1">
            <text:p>x1-xcw5oTBKm5OfHyEnv9g</text:p>
          </table:table-cell>
          <table:table-cell table:number-columns-repeated="254" table:style-name="ce2"/>
          <table:table-cell table:number-columns-repeated="16128"/>
        </table:table-row>
        <table:table-row table:style-name="ro1">
          <table:table-cell office:value-type="string" table:style-name="ce1">
            <text:p>W5</text:p>
          </table:table-cell>
          <table:table-cell office:value-type="string" table:style-name="ce1">
            <text:p>P1eOBi37SAmlqPoEgwf0TQ</text:p>
          </table:table-cell>
          <table:table-cell office:value-type="string" table:style-name="ce1">
            <text:p>youssefwinners2259@gmail.com</text:p>
          </table:table-cell>
          <table:table-cell table:number-columns-repeated="253" table:style-name="ce2"/>
          <table:table-cell table:number-columns-repeated="16128"/>
        </table:table-row>
        <table:table-row table:style-name="ro1">
          <table:table-cell office:value-type="string" table:style-name="ce1">
            <text:p>W</text:p>
          </table:table-cell>
          <table:table-cell office:value-type="string" table:style-name="ce1">
            <text:p>jGWUHIdGTtWD0r5qKDbwdw</text:p>
          </table:table-cell>
          <table:table-cell office:value-type="string" table:style-name="ce1">
            <text:p>sarah@example.com</text:p>
          </table:table-cell>
          <table:table-cell office:value-type="string" table:style-name="ce1">
            <text:p>Sarah</text:p>
          </table:table-cell>
          <table:table-cell office:value-type="string" table:style-name="ce1">
            <text:p>Simon</text:p>
          </table:table-cell>
          <table:table-cell office:value-type="string" table:style-name="ce1">
            <text:p>Head of Marketing</text:p>
          </table:table-cell>
          <table:table-cell office:value-type="string" table:style-name="ce1">
            <text:p>Admin</text:p>
          </table:table-cell>
          <table:table-cell office:value-type="string" table:style-name="ce1">
            <text:p>https://storage.googleapis.com/glide-prod.appspot.com/uploads-v2/q3T1vno9QFrOU1K6qA5w/pub/sBiUIea0cfYEaGZQeZ1c.webp</text:p>
          </table:table-cell>
          <table:table-cell office:value-type="string" table:style-name="ce1">
            <text:p>Corporate Office</text:p>
          </table:table-cell>
          <table:table-cell office:value-type="float" office:value="7456750614" table:style-name="ce1">
            <text:p>7456750614</text:p>
          </table:table-cell>
          <table:table-cell table:number-columns-repeated="246" table:style-name="ce2"/>
          <table:table-cell table:number-columns-repeated="16128"/>
        </table:table-row>
        <table:table-row table:number-rows-repeated="1048567" table:style-name="ro1">
          <table:table-cell table:number-columns-repeated="16384"/>
        </table:table-row>
      </table:table>
      <table:table table:name="Chat" table:style-name="ta1">
        <table:table-column table:style-name="co4" table:default-cell-style-name="ce2"/>
        <table:table-column table:style-name="co8" table:default-cell-style-name="ce2"/>
        <table:table-column table:style-name="co1" table:default-cell-style-name="ce2"/>
        <table:table-column table:style-name="co4" table:number-columns-repeated="2" table:default-cell-style-name="ce2"/>
        <table:table-column table:style-name="co9" table:default-cell-style-name="ce2"/>
        <table:table-column table:style-name="co4" table:number-columns-repeated="250" table:default-cell-style-name="ce2"/>
        <table:table-column table:style-name="co4" table:number-columns-repeated="16128" table:default-cell-style-name="ce1"/>
        <table:table-row table:style-name="ro1">
          <table:table-cell office:value-type="string" table:style-name="ce3">
            <text:p>$documentID</text:p>
          </table:table-cell>
          <table:table-cell office:value-type="string" table:style-name="ce3">
            <text:p>topic</text:p>
          </table:table-cell>
          <table:table-cell office:value-type="string" table:style-name="ce3">
            <text:p>email</text:p>
          </table:table-cell>
          <table:table-cell office:value-type="string" table:style-name="ce3">
            <text:p>username</text:p>
          </table:table-cell>
          <table:table-cell office:value-type="string" table:style-name="ce3">
            <text:p>dateTime</text:p>
          </table:table-cell>
          <table:table-cell office:value-type="string" table:style-name="ce3">
            <text:p>comment</text:p>
          </table:table-cell>
          <table:table-cell table:number-columns-repeated="250" table:style-name="ce4"/>
          <table:table-cell table:number-columns-repeated="16128" table:style-name="ce3"/>
        </table:table-row>
        <table:table-row table:style-name="ro1">
          <table:table-cell table:style-name="ce2"/>
          <table:table-cell office:value-type="string" table:style-name="ce1">
            <text:p>$$ GLOBAL_CHAT $$</text:p>
          </table:table-cell>
          <table:table-cell office:value-type="string" table:style-name="ce1">
            <text:p>needy-baseball-628@anonymous.appuser.io</text:p>
          </table:table-cell>
          <table:table-cell office:value-type="string" table:style-name="ce1">
            <text:p>Chaima<text:s/></text:p>
          </table:table-cell>
          <table:table-cell office:value-type="float" office:value="44545.428477476853" table:style-name="ce1">
            <text:p>44545,42848</text:p>
          </table:table-cell>
          <table:table-cell office:value-type="string" table:style-name="ce1">
            <text:p>Je suis malade complètement maladeeeeee</text:p>
          </table:table-cell>
          <table:table-cell table:number-columns-repeated="250" table:style-name="ce2"/>
          <table:table-cell table:number-columns-repeated="16128"/>
        </table:table-row>
        <table:table-row table:style-name="ro1">
          <table:table-cell table:style-name="ce2"/>
          <table:table-cell office:value-type="string" table:style-name="ce1">
            <text:p>$$ GLOBAL_CHAT $$</text:p>
          </table:table-cell>
          <table:table-cell office:value-type="string" table:style-name="ce1">
            <text:p>needy-baseball-628@anonymous.appuser.io</text:p>
          </table:table-cell>
          <table:table-cell office:value-type="string" table:style-name="ce1">
            <text:p>Chaima<text:s/></text:p>
          </table:table-cell>
          <table:table-cell office:value-type="float" office:value="44545.428027465277" table:style-name="ce1">
            <text:p>44545,42803</text:p>
          </table:table-cell>
          <table:table-cell office:value-type="string" table:style-name="ce1">
            <text:p>Salut parisssss</text:p>
          </table:table-cell>
          <table:table-cell table:number-columns-repeated="250" table:style-name="ce2"/>
          <table:table-cell table:number-columns-repeated="16128"/>
        </table:table-row>
        <table:table-row table:number-rows-repeated="104857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701</meta:generator>
    <dc:creator>delle</dc:creator>
    <dc:date>2021-12-15T12:05:03Z</dc:date>
  </office:meta>
</office:document-meta>
</file>